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64cm" style:auto-text-indent="false"/>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Glosary">
      <style:paragraph-properties fo:break-before="page"/>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4">
      <style:paragraph-properties fo:break-before="page"/>
    </style:style>
    <style:style style:name="P14" style:family="paragraph" style:parent-style-name="Text_20_body" style:list-style-name="L1"/>
    <style:style style:name="P15" style:family="paragraph" style:parent-style-name="Text_20_body" style:list-style-name="L1">
      <style:text-properties fo:font-style="normal" fo:font-weight="bold" style:font-style-asian="normal" style:font-weight-asian="bold" style:font-style-complex="normal" style:font-weight-complex="bold"/>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text-properties fo:font-style="italic" style:font-style-asian="italic" style:font-style-complex="italic"/>
    </style:style>
    <style:style style:name="P20" style:family="paragraph" style:parent-style-name="Text_20_body" style:list-style-name="L2">
      <style:text-properties fo:font-style="italic" style:font-style-asian="italic" style:font-style-complex="italic"/>
    </style:style>
    <style:style style:name="P21" style:family="paragraph" style:parent-style-name="Text_20_body">
      <style:paragraph-properties fo:break-before="page"/>
    </style:style>
    <style:style style:name="P22" style:family="paragraph" style:parent-style-name="Code">
      <style:text-properties fo:font-style="normal" style:font-style-asian="normal" style:font-style-complex="normal"/>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font-style-asian="normal"/>
    </style:style>
    <style:style style:name="T17" style:family="text">
      <style:text-properties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d'introduction à la recherche</text:p>
      <text:p text:style-name="Subtitle">Analyse et migration de pare-feux</text:p>
      <text:p text:style-name="Text_20_body"/>
      <text:p text:style-name="P6"/>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Sommaire</text:p>
          </text:index-title>
          <text:p text:style-name="P23">Remerciements<text:tab/>4</text:p>
          <text:p text:style-name="P23"><text:s/>1 Introduction<text:tab/>5</text:p>
          <text:p text:style-name="P24"><text:s/>1.1 Fonctionnement d'un pare-feu<text:tab/>5</text:p>
          <text:p text:style-name="P24"><text:s/>1.2 Problèmes liés au filtrage<text:tab/>5</text:p>
          <text:p text:style-name="P24"><text:s/>1.3 Problématique des outils de migrations<text:tab/>5</text:p>
          <text:p text:style-name="P23"><text:s/>2 Le projet<text:tab/>6</text:p>
          <text:p text:style-name="P24"><text:s/>2.1 Le sujet du projet<text:tab/>6</text:p>
          <text:p text:style-name="P24"><text:s/>2.2 Les enjeux du projet<text:tab/>6</text:p>
          <text:p text:style-name="P24"><text:s/>2.3 Les outils utilisés<text:tab/>7</text:p>
          <text:p text:style-name="P24"><text:s/>2.4 La structure globale envisagée pour l'application<text:tab/>7</text:p>
          <text:p text:style-name="P23"><text:s/>3 L'outil d'analyse<text:tab/>8</text:p>
          <text:p text:style-name="P24"><text:s/>3.1 Introduction au problème<text:tab/>8</text:p>
          <text:p text:style-name="P24"><text:s/>3.2 Les solutions envisagées<text:tab/>8</text:p>
          <text:p text:style-name="P24"><text:s/>3.3 Les solutions mises en place<text:tab/>9</text:p>
          <text:p text:style-name="P11"><text:s/>3.3.1 La représentation abstraite<text:tab/>9</text:p>
          <text:p text:style-name="P11"><text:s/>3.3.2 L'analyseur<text:tab/>10</text:p>
          <text:p text:style-name="P24"><text:s/>3.4 Exemples d'analyse<text:tab/>12</text:p>
          <text:p text:style-name="P11"><text:s/>3.4.1 Exemple de conflit<text:tab/>12</text:p>
          <text:p text:style-name="P11"><text:s/>3.4.2 Exemple de redondance<text:tab/>13</text:p>
          <text:p text:style-name="P11"><text:s/>3.4.3 Exemple de conflit lié à la priorité des règles<text:tab/>13</text:p>
          <text:p text:style-name="P24"><text:s/>3.5 Les tests effectués<text:tab/>14</text:p>
          <text:p text:style-name="P23"><text:s/>4 L'outil de migration<text:tab/>15</text:p>
          <text:p text:style-name="P24"><text:s/>4.1 Introduction au fonctionnement<text:tab/>15</text:p>
          <text:p text:style-name="P24"><text:s/>4.2 Les solutions mises en place<text:tab/>15</text:p>
          <text:p text:style-name="P11"><text:s/>4.2.1 Traduction de l'entrée (Parsers)<text:tab/>16</text:p>
          <text:p text:style-name="P11"><text:s/>4.2.2 Représentation intermédiaire et conversion (Wrappeurs)<text:tab/>16</text:p>
          <text:p text:style-name="P11"><text:s/>4.2.3 Traduction vers la sortie (Printers)<text:tab/>17</text:p>
          <text:p text:style-name="P24"><text:s/>4.3 Exemples de migrations<text:tab/>17</text:p>
          <text:p text:style-name="P24"><text:s/>4.4 Les tests effectués<text:tab/>18</text:p>
          <text:p text:style-name="P23"><text:s/>5 Conclusion<text:tab/>19</text:p>
          <text:p text:style-name="P23">Bibliographie<text:tab/>20</text:p>
          <text:p text:style-name="P23">Glossaire<text:tab/>21</text:p>
          <text:p text:style-name="P23">Annexes<text:tab/>22</text:p>
        </text:index-body>
      </text:table-of-content>
      <text:p text:style-name="Text_20_body"/>
      <text:h text:style-name="P9" text:outline-level="1" text:is-list-header="true">Remerciements</text:h>
      <text:p text:style-name="Text_20_body"/>
      <text:p text:style-name="P1">Nous remercions M.Horatio CIRSTEA et M.Pierre-Etienne Moreau pour nous avoir fourni toute l'aide nécessaire et pour nous avoir encadré durant ce projet.</text:p>
      <text:p text:style-name="P1"/>
      <text:h text:style-name="P9" text:outline-level="1">Introduction</text:h>
      <text:h text:style-name="Heading_20_2" text:outline-level="2">Fonctionnement d'un pare-feu</text:h>
      <text:p text:style-name="Text_20_body">&lt;&lt;&lt;Filtrage des paquets blah blah blah, utilisation de règles de filtrages, filtrage par port/address, ...&gt;&gt;&gt;</text:p>
      <text:h text:style-name="Heading_20_2" text:outline-level="2">Problèmes liés au filtrage</text:h>
      <text:p text:style-name="Text_20_body">&lt;&lt;&lt;problème de conflits entre les rêgles pouvant être plus ou moins complexes (subnet inclus les un dans les autres, ...)&gt;&gt;&gt;</text:p>
      <text:h text:style-name="Heading_20_2" text:outline-level="2">Problématique des outils de migrations</text:h>
      <text:p text:style-name="Text_20_body">&lt;&lt;&lt;différents firewalls ayant un fonctionnement et une approche du problème du filtrage totalement différente =&gt; difficulté de développer un outil de migration qui satisfasse tous les firewalls&gt;&gt;&gt;</text:p>
      <text:h text:style-name="P9" text:outline-level="1">Le projet</text:h>
      <text:h text:style-name="Heading_20_2" text:outline-level="2">Le sujet du projet</text:h>
      <text:p text:style-name="Text_20_body">Le sujet initial du projet était de réaliser un outil permettant d'étudier un ensemble de règles <text:a xlink:type="simple" xlink:href="#def_Iptables"><text:span text:style-name="T1">iptables</text:span></text:a><text:span text:style-name="T8"> pour les synthétiser à plus haut niveau dans une grammaire abstraite en utilisant l'outil </text:span><text:a xlink:type="simple" xlink:href="#def_Tom"><text:span text:style-name="T1">Tom </text:span></text:a>qui permet de réaliser des transformation de façon très simple<text:span text:style-name="T8">. Une fois cette transformation opérée, il s'agissait d'analyser la représentation abstraite pour effectuer des optimisations.</text:span></text:p>
      <text:p text:style-name="Text_20_body"><text:span text:style-name="T8">Nous nous sommes assez vite rendu compte qu'en utilisant l'outil </text:span><text:a xlink:type="simple" xlink:href="#def_Tom"><text:span text:style-name="T1">Tom</text:span></text:a><text:span text:style-name="T8">, il serait aisé de synthétiser des règles d'autres types de pare-feux pour les analyser, l'enjeu étant d'avoir une représentation abstraite assez modulaire pour pouvoir gérer des pare-feux ayant une approche bien différente du filtrage. Il nous fallait ainsi être capable de gérer la synthétisation de règles de plusieurs types de pare-feux.</text:span></text:p>
      <text:p text:style-name="P3">Après discussion avec l'un des principaux intéressé du projet, nous nous sommes rendu compte que l'approche adoptée pour afficher les règles post-analyse était assez proche voir équivalente à celle d'un outil de migration. Notre outil devais désormais être capable de réaliser la migration d'un pare-feu d'un certain type vers un pare-feu d'un autre type.</text:p>
      <text:h text:style-name="Heading_20_2" text:outline-level="2">Les enjeux du projet</text:h>
      <text:p text:style-name="Text_20_body">Après avoir recherché des outils du même type, nous nous sommes rendu compte qu'il n'existait que très peu, voir pas, d'outils permettant d'effectuer ce type de migration ainsi que ce type d'analyses sur différents types de pare-feux.</text:p>
      <text:p text:style-name="Text_20_body">Aussi nous nous sommes rendu compte qu'il existait une réelle demande pour un outil de ce type. Bien souvent, faute de trouver un outil permettant de réaliser une analyse ou une migration de façon automatique, les administrateurs systèmes procèdent à la main, ou au vu de la quantité de données à traiter (pouvant aller jusqu'à plusieurs milliers de règles) abandonnaient tout simplement l'idée d'une analyse et repartaient « de zéro » lors d'une migration. Un tel outil peut aussi être relativement pratique et efficace pour l'optimisation, les pare-feux d'entreprise, suite à des modifications « à la volée », se retrouvant souvent à contenir plusieurs milliers de règles très souvent incohérentes pour la plupart.</text:p>
      <text:p text:style-name="Text_20_body"/>
      <text:h text:style-name="P8" text:outline-level="2">Les outils utilisés</text:h>
      <text:p text:style-name="P2">Pour nous permettre d'implémenter les outils de d'analyse et de migration (implémentation qui aurait été fastidieuse en <text:a xlink:type="simple" xlink:href="#def_Java">Java</text:a>), nos encadrant de projet nous ont proposé d'utiliser l'outil <text:a xlink:type="simple" xlink:href="#def_Tom"><text:span text:style-name="Index_20_Link"><text:span text:style-name="T2">Tom</text:span></text:span></text:a><text:span text:style-name="T8"> couplé avec d'autres outils plus adaptés aux différentes phases de notre analyse.</text:span></text:p>
      <text:p text:style-name="P2"><text:span text:style-name="T8">Ainsi, nous avons été amenés à utiliser l'outil </text:span><text:a xlink:type="simple" xlink:href="#def_Gom"><text:span text:style-name="T1">Gom</text:span></text:a><text:span text:style-name="T8"> qui permet de créer des structure abstraites de façon assez modulaire et qui permet d'automatiser certaine réécritures de structures.</text:span></text:p>
      <text:p text:style-name="P2"><text:span text:style-name="T8">Nous avons aussi utilisé l'outil </text:span><text:a xlink:type="simple" xlink:href="#def_Antlr"><text:span text:style-name="T1">Antlr</text:span></text:a><text:span text:style-name="T8"> qui permet d'effectuer une analyse lexicale et syntaxique (avec des possibilités équivalentes à celles de </text:span><text:span text:style-name="T1">Lex</text:span><text:span text:style-name="T8"> et </text:span><text:span text:style-name="T1">Yacc</text:span><text:span text:style-name="T8">), il nous a été utile pour convertir les ensembles de règles en entrée vers une représentation abstraite de ceux-ci.</text:span></text:p>
      <text:p text:style-name="P2"><text:span text:style-name="T8">Ces deux outils couplés avec l'outil </text:span><text:a xlink:type="simple" xlink:href="#def_Tom"><text:span text:style-name="T1">Tom</text:span></text:a><text:span text:style-name="T8"> (se basant sur </text:span><text:a xlink:type="simple" xlink:href="#def_Java">Java</text:a><text:span text:style-name="T8">)</text:span><text:span text:style-name="T1">, </text:span><text:span text:style-name="T8">développé par un de nos encadrant, qui permet d'effectuer des transformations et des traitements sur des données de façon très facile et efficace, nous ont permis de répondre à la problématique proposée de façon très propre, modulaire et maintenable (</text:span><text:a xlink:type="simple" xlink:href="#def_Tom"><text:span text:style-name="T1">Tom</text:span></text:a><text:span text:style-name="T8"> traite des données structurées avec l'outil </text:span><text:a xlink:type="simple" xlink:href="#def_Gom"><text:span text:style-name="T1">Gom</text:span></text:a><text:span text:style-name="T8">).</text:span></text:p>
      <text:p text:style-name="P2"><text:span text:style-name="T8">Nous avons aussi appris à utiliser l'outil </text:span><text:a xlink:type="simple" xlink:href="#def_Ant"><text:span text:style-name="T1">Apache Ant</text:span></text:a><text:span text:style-name="T8"> qui nous a permis de faire fonctionner tous ces outils en parallèle en automatisant la compilation de la même façon que le permet l'outil </text:span><text:span text:style-name="T1">GNU/Make</text:span><text:span text:style-name="T8">.</text:span></text:p>
      <text:h text:style-name="Heading_20_2" text:outline-level="2">La structure globale envisagée pour l'application</text:h>
      <text:p text:style-name="Text_20_body"><draw:frame draw:style-name="fr1" draw:name="Object1" text:anchor-type="paragraph" svg:x="1.919cm" svg:y="1.45cm" svg:width="13.016cm" svg:height="8.172cm" draw:z-index="0"><draw:object xlink:href="./Object 1" xlink:type="simple" xlink:show="embed" xlink:actuate="onLoad"/><draw:image xlink:href="./ObjectReplacements/Object 1" xlink:type="simple" xlink:show="embed" xlink:actuate="onLoad"/></draw:frame>Suite au développement de plusieurs versions de l'application, nous somme arrivés à une structure globale qui est la suivante :</text:p>
      <text:h text:style-name="P9" text:outline-level="1">L'outil d'analyse</text:h>
      <text:h text:style-name="Heading_20_2" text:outline-level="2">Introduction au problème</text:h>
      <text:p text:style-name="Text_20_body">L'idée étant de réaliser les analyses sur des données abstraites d'une représentation commune à tous les pare-feux, le premier enjeu a été de trouver une représentation qui ne soit pas trop proche d'un pare-feu en particulier et qui soit assez modulaire pour qu'il soit possible d'exporter tous les types de représentations concrètes dans cette représentation.</text:p>
      <text:p text:style-name="Text_20_body">Une fois cette partie terminée, il nous a fallu réfléchir aux différents types d'incohérences et d'optimisations possibles sur un ensemble de règles. Nous avons eu quelques difficultés à trouver tous les types d'incohérences possibles (le principal problème étant d'être certain de les avoir tous traité).</text:p>
      <text:h text:style-name="Heading_20_2" text:outline-level="2">Les solutions envisagées</text:h>
      <text:p text:style-name="Text_20_body">Pour la création de la représentation abstraite, nous nous sommes muni d'un ensemble de jeux de règles de plusieurs types de pare-feux bien différents (<text:span text:style-name="T1">iptables</text:span>, <text:span text:style-name="T1">ipfw</text:span>, <text:span text:style-name="T1">packetfilter</text:span>, …) et nous avons essayé de trouver des points qu'ils avaient tous en commun. Nous sommes assez vite arrivés à leur trouver des parties communes, l'idée étant d'arriver à synthétiser les informations dans une structure qui soit aussi adaptée pour l'analyse. Les parties ayant posé le plus de problème ont été la gestion des options et des spécificités de chaque pare-feux, il fallait s'assurer de pouvoir gérer tous les types d'options des pare-feux bien que ceux ci aient tout un jeu d'options bien différentes, le tout étant de garder une structure claire et pratique pour l'analyse.</text:p>
      <text:p text:style-name="Text_20_body">La seconde partie importante de l'analyseur était la détection d'incohérences. Suite à un peu de réflexion personelle, nous étions arrivé à exhiber et à traiter trois types d'incohérences, une de type conflit et deux de type redondance. Pour y arriver nous avons du implémenter des algorithmes capables de détecter l'inclusion d'un <text:span text:style-name="T1">sous-réseau</text:span> dans un autre <text:span text:style-name="T1">sous-réseau </text:span><text:span text:style-name="T8">(en se basant sur leurs adresses respectives)</text:span>. Par la suite, nos encadrants nous ont suggéré de lire une publication<text:note text:id="ftn1" text:note-class="footnote"><text:note-citation>1</text:note-citation><text:note-body><text:p text:style-name="Footnote">« Conflict Classification and Analysis of Distribued Firewall Policies », IEEE Journal, Vol. 23, No. 10, October 2005</text:p></text:note-body></text:note> explicitant un nombre supplémentaire d'incohérences et prouvant leur unicité. Nous nous sommes appuyés sur cette publication pour permettre à notre analyseur de détecter des nouveaux types d'incohérences auquels nous n'avions pas pensés (de type généralisation et corrélation).</text:p>
      <text:h text:style-name="Heading_20_2" text:outline-level="2"><text:soft-page-break/>Les solutions mises en place</text:h>
      <text:h text:style-name="Heading_20_3" text:outline-level="3">La représentation abstraite</text:h>
      <text:p text:style-name="Text_20_body">Pour obtenir une représentation abstraite cohérente, nous avons du analyser différents types de pare-feux et établir un certain nombre de point communs. Tous ces pare-feux étant géré à l'aide d'un ensemble de règles ordonnées, qui permettent d'appliquer un type de filtrage sur un trafic particulié, il nous a semblé logique de faire apparaître un type <text:span text:style-name="T12">Règle</text:span> (<text:span text:style-name="T1">Rule</text:span>) dans notre structure abstraite. Il nous a ensuite fallu identifier les parties communes entre les règles des différents types de pare-feux.</text:p>
      <text:p text:style-name="Text_20_body">En ce qui concerne les règles, sommes arrivé à isoler les différentes parties suivantes (la structure complète de la grammaire abstraite est présente en <text:a xlink:type="simple" xlink:href="#annexe1"><text:span text:style-name="T1">Annexe1</text:span></text:a><text:span text:style-name="T9">) :</text:span></text:p>
      <text:list xml:id="list185998657" text:style-name="L1">
        <text:list-item>
          <text:p text:style-name="P14"><text:span text:style-name="T10">Action </text:span><text:span text:style-name="T11">(</text:span><text:span text:style-name="T3">Action</text:span><text:span text:style-name="T11">)</text:span><text:span text:style-name="T9">: chacun des pare-feux permettait d'effectuer un type d'action donné (Accépter, Rejeter, Archiver) pour la règle.</text:span></text:p>
        </text:list-item>
        <text:list-item>
          <text:p text:style-name="P14"><text:span text:style-name="T10">Interface</text:span><text:span text:style-name="T9"> (</text:span><text:span text:style-name="T2">Iface</text:span><text:span text:style-name="T9">): tous les pare-feux permettaient de spécifier sur quelle interface réseau il fallait appliquer la règle de filtrage.</text:span></text:p>
        </text:list-item>
        <text:list-item>
          <text:p text:style-name="P15"><text:span text:style-name="T14">Protocole </text:span><text:span text:style-name="T15">(</text:span><text:span text:style-name="T3">Protocol</text:span><text:span text:style-name="T15">): tous les pare-feux permettent de donner un protocole à cibler pour le filtrage (le type de protocole diffère en fonction des pare-feux, nous n'avons mis que les protocoles les plus communs).</text:span></text:p>
        </text:list-item>
        <text:list-item>
          <text:p text:style-name="P15"><text:span text:style-name="T14">Cible</text:span><text:span text:style-name="T15"> (</text:span><text:span text:style-name="T3">Target</text:span><text:span text:style-name="T15">): <text:s/>chaque pare-feu permettait de préciser sur quel type de trafic appliquer le filtrage (Entrant, Sortant, Retransmis)</text:span></text:p>
        </text:list-item>
        <text:list-item>
          <text:p text:style-name="P15"><text:span text:style-name="T14">Addresse </text:span><text:span text:style-name="T15">(</text:span><text:span text:style-name="T3">Address</text:span><text:span text:style-name="T15">): chacun des pare-feux permettait de spécifier une adresse (ou un sous-réseau) </text:span><text:span text:style-name="T3">source</text:span><text:span text:style-name="T15"> et et un de </text:span><text:span text:style-name="T3">destination</text:span><text:span text:style-name="T15"> sur lequel appliquer le filtrage. Une adresse étant composée d'un nombre (correspondant à l'adresse entière Ipv4 ou Ipv6) et d'un masque de sous-réseau.</text:span></text:p>
        </text:list-item>
        <text:list-item>
          <text:p text:style-name="P15"><text:span text:style-name="T14">Port</text:span><text:span text:style-name="T15"> (</text:span><text:span text:style-name="T3">Port</text:span><text:span text:style-name="T15">): tous les pare-feux permettaient de spécifier un port (ou un groupe de ports) de </text:span><text:span text:style-name="T3">source</text:span><text:span text:style-name="T15"> et de </text:span><text:span text:style-name="T3">destination</text:span><text:span text:style-name="T15"> spécifique.</text:span></text:p>
        </text:list-item>
      </text:list>
      <text:p text:style-name="P4"><text:span text:style-name="T15">Pour ce qui est des types de paramètres de filtrages non communs à tous les pare-feux (la gestion de l'état d'une connexion par exemple), nous les avons regroupé dans la structure </text:span><text:span text:style-name="T14">Options </text:span><text:span text:style-name="T15">(</text:span><text:span text:style-name="T3">Options</text:span><text:span text:style-name="T15">).</text:span></text:p>
      <text:p text:style-name="P4"><text:span text:style-name="T15">Une politique de filtrage donnée était donc un ensemble de </text:span><text:span text:style-name="T14">Règles </text:span><text:span text:style-name="T15">(</text:span><text:span text:style-name="T3">Rules</text:span><text:span text:style-name="T15">)</text:span><text:span text:style-name="T14"> </text:span><text:span text:style-name="T15">pour lesquelles nous conservions l'ordre.</text:span></text:p>
      <text:h text:style-name="Heading_20_3" text:outline-level="3"><text:soft-page-break/>L'analyseur</text:h>
      <text:p text:style-name="Text_20_body">Le but de l'analyseur étant de reconnaître et de traiter les incohérences possibles entre les règles de la grammaire abstraite, nous avons du effectuer quelques recherches sur les types d'incohérenecs existant. Le plus grand problème a été de s'assurer que nous prenions bien en compte tous les types d'incohérences. </text:p>
      <text:p text:style-name="Heading_20_4">Première version de l'analyseur</text:p>
      <text:p text:style-name="Text_20_body">Dans une première partie, nous avions trouvé deux types d'incohérences, des incohérences de types <text:span text:style-name="T1">redondance</text:span> et d'autres de type <text:span text:style-name="T1">conflit</text:span>.</text:p>
      <text:p text:style-name="Text_20_body">Les incohérences de type <text:span text:style-name="T1">conflit</text:span> étaient détectées si deux règles possédant des actions différentes étaient appliquées sur le même trafic (le filtrage est effectif sur les mêmes adresses de provenance et de destination). Nous nous étions dit que ce type d'incohérences pouvait seulement subvenir sur des règles s'appliquant sur mêmes adresses (adresses/sous-réseaux identiques). Les deux règles « Accepter 192.168.0.1 → 192.168.0.2 » et « Refuser 192.168.0.1 → 192.168.0.2 » étaient par exemple détectées comme conflictuelles.</text:p>
      <text:p text:style-name="Text_20_body">Les incohérences de type <text:span text:style-name="T1">redondance</text:span> étaient détectées lorsque une action identique était appliquée sur deux adresses identiques ou deux sous-réseaux imbriqués.[Nous noterons dans la suite de nos exemple les adresses en notation <text:a xlink:type="simple" xlink:href="#def_CIDR">CIDR</text:a> pour plus de lisibilité].Deux sous-réseaux sont dit imbriqués si l'intersection entre les groupes d'adresses leur appartenant est non vide, par exemple, le sous-réseau 192.168.0.0/24 est imbriqué (inclus) dans le sous-réseau 192.168.0.0/16. C'est aussi le cas pour un sous réseau et une adresse particulière, par exemple, 192.168.0.8 est incluse dans le sous-réseau 192.168.0.0/24 (192.168.0.8 peut aussi s'écrire 192.168.0.0/32). Ainsi « Accepter 192.168.0.2 → 192.168.4.0/24 » était détectée comme redondante à la règle « Accepter 192.168.0.0/24 → 192.168.4.0/24 ».</text:p>
      <text:p text:style-name="Text_20_body">Le principal problème de cette première version étant que nous avions oublié de considérer l'ordre de priorité entre les règles.</text:p>
      <text:p text:style-name="Text_20_body"/>
      <text:p text:style-name="P13">Seconde version de l'analyseur</text:p>
      <text:p text:style-name="Text_20_body">Après nous être rendu compte de l'oubli de prise en charge de la priorité entre les règles et après avoir présenté cette première version à nos encadrants, ceux-ci nous ont proposé de lire une publication<text:note text:id="ftn2" text:note-class="footnote"><text:note-citation>2</text:note-citation><text:note-body><text:p text:style-name="Footnote">« Conflict Classification and Analysis of Distribued Firewall Policies », IEEE Journal, Vol. 23, No. 10, October 2005</text:p></text:note-body></text:note> exhibant tous les types possibles d'incohérences entre les règles d'un pare-feux. La lecture de cette publication nous a permis de corriger la première version tout en ajoutant la détection de nouvaux types d'incohérences. Les incohérences exhibés dans cette publication sont de quatre types, celles de type <text:span text:style-name="T1">obscursissantes</text:span> (shadowing), de type <text:span text:style-name="T1">redondantes</text:span>, de type <text:span text:style-name="T2">généralisation</text:span> et de type <text:span text:style-name="T1">corrélation</text:span>. La publication démontre aussi leur unicité.</text:p>
      <text:p text:style-name="Text_20_body">Les incohérences de type <text:span text:style-name="T1">obscursissantes</text:span><text:span text:style-name="T8"> s'appliquent aux règles qui ne pourront jamais être atteinte suite à un problème de priorité (une partie de l'ancienne incohérence de type </text:span><text:span text:style-name="T2">conflit</text:span><text:span text:style-name="T8">). C'est le cas si un sous-réseau est inclus dans un autre et que leur action de filtrage est différente, la règle du second sous-réseau inclus n'est jamais atteinte. Supposons deux règles </text:span><text:span text:style-name="T8"><draw:frame draw:style-name="fr2" draw:name="Object7" text:anchor-type="as-char" svg:width="0.97cm" svg:height="0.529cm" draw:z-index="6"><draw:object xlink:href="./Object 7" xlink:type="simple" xlink:show="embed" xlink:actuate="onLoad"/><draw:image xlink:href="./ObjectReplacements/Object 7" xlink:type="simple" xlink:show="embed" xlink:actuate="onLoad"/></draw:frame></text:span><text:span text:style-name="T8">« Accepter le trafic vers 192.168.0.0/16 » et </text:span><text:span text:style-name="T8"><draw:frame draw:style-name="fr2" draw:name="Object8" text:anchor-type="as-char" svg:width="0.97cm" svg:height="0.529cm" draw:z-index="7"><draw:object xlink:href="./Object 8" xlink:type="simple" xlink:show="embed" xlink:actuate="onLoad"/><draw:image xlink:href="./ObjectReplacements/Object 8" xlink:type="simple" xlink:show="embed" xlink:actuate="onLoad"/></draw:frame></text:span><text:span text:style-name="T8">« Refuser le trafic de « 192.168.0.0/24 » avec </text:span><text:span text:style-name="T8"><draw:frame draw:style-name="fr2" draw:name="Object9" text:anchor-type="as-char" svg:width="4.879cm" svg:height="0.531cm" draw:z-index="8"><draw:object xlink:href="./Object 9" xlink:type="simple" xlink:show="embed" xlink:actuate="onLoad"/><draw:image xlink:href="./ObjectReplacements/Object 9" xlink:type="simple" xlink:show="embed" xlink:actuate="onLoad"/></draw:frame></text:span><text:span text:style-name="T8">. Dans ce cas</text:span><text:span text:style-name="T8"><draw:frame draw:style-name="fr2" draw:name="Object10" text:anchor-type="as-char" svg:width="0.626cm" svg:height="0.529cm" draw:z-index="9"><draw:object xlink:href="./Object 10" xlink:type="simple" xlink:show="embed" xlink:actuate="onLoad"/><draw:image xlink:href="./ObjectReplacements/Object 10" xlink:type="simple" xlink:show="embed" xlink:actuate="onLoad"/></draw:frame></text:span><text:span text:style-name="T8">ne pourra jamais être atteinte car le par-feu appliquera systématiquement la règle </text:span><text:span text:style-name="T8"><draw:frame draw:style-name="fr2" draw:name="Object11" text:anchor-type="as-char" svg:width="0.626cm" svg:height="0.529cm" draw:z-index="10"><draw:object xlink:href="./Object 11" xlink:type="simple" xlink:show="embed" xlink:actuate="onLoad"/><draw:image xlink:href="./ObjectReplacements/Object 11" xlink:type="simple" xlink:show="embed" xlink:actuate="onLoad"/></draw:frame></text:span><text:span text:style-name="T8">qui est plus prioritaire. C'est aussi le cas pour deux politiques de filtrage (actions) différentes sur les mêmes adresses. Ainsi si la règle « Accepter le trafic vers 10.0.0.1 » est moins prioritaire que la règle « Refuser le trafic vers 10.0.0.1 », elle ne sera jamais atteinte.</text:span></text:p>
      <text:p text:style-name="Text_20_body">Les incohérences de type <text:span text:style-name="T1">redondantes</text:span><text:span text:style-name="T8"> sont les mêmes que celles que nous avions exhibé dans la première version de l'analyseur. La règle redondante est systématiquement supprimée par l'analyseur.</text:span></text:p>
      <text:p text:style-name="Text_20_body">Les incohérences de type <text:span text:style-name="T2">généralisation</text:span><text:span text:style-name="T9"> se produisent lorsque tout le trafic filtré par une règle est aussi filtré par une règle de priorité moins haute. Ce type d'incohérence à une implication sur la politique de filtrage de laquelle l'utilisateur ne se rend souvent pas compte. Soit deux règles </text:span><text:span text:style-name="T9"><draw:frame draw:style-name="fr2" draw:name="Object12" text:anchor-type="as-char" svg:width="0.97cm" svg:height="0.529cm" draw:z-index="11"><draw:object xlink:href="./Object 12" xlink:type="simple" xlink:show="embed" xlink:actuate="onLoad"/><draw:image xlink:href="./ObjectReplacements/Object 12" xlink:type="simple" xlink:show="embed" xlink:actuate="onLoad"/></draw:frame></text:span><text:span text:style-name="T9">« Refuser le trafic vers 192.168.2.0/24 » et </text:span><text:span text:style-name="T9"><draw:frame draw:style-name="fr2" draw:name="Object13" text:anchor-type="as-char" svg:width="0.97cm" svg:height="0.529cm" draw:z-index="12"><draw:object xlink:href="./Object 13" xlink:type="simple" xlink:show="embed" xlink:actuate="onLoad"/><draw:image xlink:href="./ObjectReplacements/Object 13" xlink:type="simple" xlink:show="embed" xlink:actuate="onLoad"/></draw:frame></text:span><text:span text:style-name="T9">« Accepter le trafic de « 192.168.0.0/16 » avec </text:span><text:span text:style-name="T9"><draw:frame draw:style-name="fr2" draw:name="Object14" text:anchor-type="as-char" svg:width="4.879cm" svg:height="0.531cm" draw:z-index="13"><draw:object xlink:href="./Object 14" xlink:type="simple" xlink:show="embed" xlink:actuate="onLoad"/><draw:image xlink:href="./ObjectReplacements/Object 14" xlink:type="simple" xlink:show="embed" xlink:actuate="onLoad"/></draw:frame></text:span><text:span text:style-name="T9">. L'implication de ces deux règles est que le trafic n'est accepté que sur les adresses de </text:span><text:span text:style-name="T9"><draw:frame draw:style-name="fr2" draw:name="Object15" text:anchor-type="as-char" svg:width="0.626cm" svg:height="0.529cm" draw:z-index="14"><draw:object xlink:href="./Object 15" xlink:type="simple" xlink:show="embed" xlink:actuate="onLoad"/><draw:image xlink:href="./ObjectReplacements/Object 15" xlink:type="simple" xlink:show="embed" xlink:actuate="onLoad"/></draw:frame></text:span><text:span text:style-name="T9">moins leur intersection avec celles de </text:span><text:span text:style-name="T9"><draw:frame draw:style-name="fr2" draw:name="Object16" text:anchor-type="as-char" svg:width="0.626cm" svg:height="0.531cm" draw:z-index="15"><draw:object xlink:href="./Object 16" xlink:type="simple" xlink:show="embed" xlink:actuate="onLoad"/><draw:image xlink:href="./ObjectReplacements/Object 16" xlink:type="simple" xlink:show="embed" xlink:actuate="onLoad"/></draw:frame></text:span><text:span text:style-name="T9">, autrement dit sur les adresses allant de 192.168.0.0 à 192.168.1.255 et celles allant de 192.168.3.0 à 192.168.255.255.</text:span></text:p>
      <text:p text:style-name="Text_20_body"/>
      <text:p text:style-name="Text_20_body"><text:soft-page-break/>Les incohérences de type <text:span text:style-name="T1">corrélation</text:span><text:span text:style-name="T8"> sont détectées lorsque deux règles ont des actions de filtrage différentes et que leur domaine de filtrage se chevauchent (pas de problèmes de priorité ici. Par exemple, supposons les règles</text:span><text:span text:style-name="T8"><draw:frame draw:style-name="fr2" draw:name="Object17" text:anchor-type="as-char" svg:width="0.97cm" svg:height="0.529cm" draw:z-index="16"><draw:object xlink:href="./Object 17" xlink:type="simple" xlink:show="embed" xlink:actuate="onLoad"/><draw:image xlink:href="./ObjectReplacements/Object 17" xlink:type="simple" xlink:show="embed" xlink:actuate="onLoad"/></draw:frame></text:span><text:span text:style-name="T8">« Accepter le trafic 192.168.2.1 → 192.168.4.0/24 » et </text:span><text:span text:style-name="T8"><draw:frame draw:style-name="fr2" draw:name="Object18" text:anchor-type="as-char" svg:width="0.97cm" svg:height="0.529cm" draw:z-index="17"><draw:object xlink:href="./Object 18" xlink:type="simple" xlink:show="embed" xlink:actuate="onLoad"/><draw:image xlink:href="./ObjectReplacements/Object 18" xlink:type="simple" xlink:show="embed" xlink:actuate="onLoad"/></draw:frame></text:span><text:span text:style-name="T8">« Refuser le trafic 192.168.2.0/24 → 192.168.4.1 ». On remarque que le domaine source de</text:span><text:span text:style-name="T8"><draw:frame draw:style-name="fr2" draw:name="Object19" text:anchor-type="as-char" svg:width="0.626cm" svg:height="0.529cm" draw:z-index="18"><draw:object xlink:href="./Object 19" xlink:type="simple" xlink:show="embed" xlink:actuate="onLoad"/><draw:image xlink:href="./ObjectReplacements/Object 19" xlink:type="simple" xlink:show="embed" xlink:actuate="onLoad"/></draw:frame></text:span><text:span text:style-name="T8">est inclus par celui de</text:span><text:span text:style-name="T8"><draw:frame draw:style-name="fr2" draw:name="Object21" text:anchor-type="as-char" svg:width="0.626cm" svg:height="0.529cm" draw:z-index="19"><draw:object xlink:href="./Object 21" xlink:type="simple" xlink:show="embed" xlink:actuate="onLoad"/><draw:image xlink:href="./ObjectReplacements/Object 21" xlink:type="simple" xlink:show="embed" xlink:actuate="onLoad"/></draw:frame></text:span><text:span text:style-name="T8">et que le domaine de destination de</text:span><text:span text:style-name="T8"><draw:frame draw:style-name="fr2" draw:name="Object22" text:anchor-type="as-char" svg:width="0.626cm" svg:height="0.529cm" draw:z-index="20"><draw:object xlink:href="./Object 22" xlink:type="simple" xlink:show="embed" xlink:actuate="onLoad"/><draw:image xlink:href="./ObjectReplacements/Object 22" xlink:type="simple" xlink:show="embed" xlink:actuate="onLoad"/></draw:frame></text:span><text:span text:style-name="T8">est inclus dans celui de</text:span><text:span text:style-name="T8"><draw:frame draw:style-name="fr2" draw:name="Object20" text:anchor-type="as-char" svg:width="0.626cm" svg:height="0.529cm" draw:z-index="21"><draw:object xlink:href="./Object 20" xlink:type="simple" xlink:show="embed" xlink:actuate="onLoad"/><draw:image xlink:href="./ObjectReplacements/Object 20" xlink:type="simple" xlink:show="embed" xlink:actuate="onLoad"/></draw:frame></text:span><text:span text:style-name="T8">ce qui empèche ces deux règles de représenter une incohérence de type </text:span><text:span text:style-name="T1">redondance</text:span><text:span text:style-name="T8">, </text:span><text:span text:style-name="T1">obscurcissement</text:span><text:span text:style-name="T8"> ou </text:span><text:span text:style-name="T1">généralisation.</text:span><text:span text:style-name="T8"> Cependant nous sommes toujours ici dans le cas d'une incohérence.</text:span></text:p>
      <text:p text:style-name="Text_20_body"><text:span text:style-name="T8">L'incohérence </text:span><text:span text:style-name="T1">obscursissantes</text:span><text:span text:style-name="T8"> est considérée comme une erreur grave, tandis que les trois autres ne sont considérées que comme des erreur bénines et donc nous n'affichons qu'un avertissement lors de la détection de ce type d'incohérences à l'analyse.</text:span></text:p>
      <text:p text:style-name="P3">[Pour plus d'information se référer à la publication]</text:p>
      <text:h text:style-name="Heading_20_2" text:outline-level="2">Exemples d'analyse</text:h>
      <text:h text:style-name="Heading_20_3" text:outline-level="3">Exemple de conflit</text:h>
      <text:p text:style-name="Text_20_body">Voici un exemple de l'execution de l'analyseur sur le groupe de règles suivant où les règles « Accépter le trafic de 192.168.0.0/24 » et « Refuser le trafic de 192.168.0.0/24 » sont en conflit:</text:p>
      <text:p text:style-name="Code">Chain INPUT (policy DROP) </text:p>
      <text:p text:style-name="Code">target <text:s text:c="4"/>prot opt source <text:s text:c="14"/>destination </text:p>
      <text:p text:style-name="Code">ACCEPT<text:tab/>tcp <text:s/>-- <text:s/>anywhere<text:tab/><text:tab/> <text:s text:c="5"/>192.168.0.0/24 </text:p>
      <text:p text:style-name="Code">DROP<text:tab/><text:tab/><text:tab/>tcp <text:s/>-- <text:s/>anywhere <text:s/><text:tab/><text:tab/>192.168.0.0/24</text:p>
      <text:p text:style-name="Text_20_body">Résultat de l'execution :</text:p>
      <text:p text:style-name="Code">error[shadowing]: </text:p>
      <text:p text:style-name="Code">--- </text:p>
      <text:p text:style-name="Code">'ACCEPT <text:s text:c="4"/>tcp <text:s/>-- <text:s/>anywhere <text:s text:c="5"/><text:tab/><text:tab/>192.168.0.0/24' </text:p>
      <text:p text:style-name="Code"><text:tab/>&lt;in conflict with&gt; </text:p>
      <text:p text:style-name="Code">'DROP<text:tab/> <text:s/><text:tab/>tcp <text:s/>-- <text:s/>anywhere <text:tab/><text:tab/>192.168.0.0/24' </text:p>
      <text:p text:style-name="Code">--- </text:p>
      <text:p text:style-name="Code">[1] ACCEPT <text:s text:c="4"/>tcp <text:s/>-- <text:s/>anywhere<text:tab/><text:tab/> <text:s text:c="2"/>192.168.0.0/24 </text:p>
      <text:p text:style-name="Code">[2] DROP<text:tab/> <text:s text:c="2"/>tcp <text:s/>-- <text:s/>anywhere<text:tab/><text:tab/> <text:s text:c="2"/>192.168.0.0/24</text:p>
      <text:p text:style-name="Code">[0] None </text:p>
      <text:p text:style-name="Code">Which rule do you want to delete [0/1/2] ?</text:p>
      <text:p text:style-name="Text_20_body"/>
      <text:p text:style-name="Text_20_body">L'analyseur a bien détecté le conflit et comme il ne sais pas quelle décision prendre, un dialogue permet à l'utilisateur de choisir laquelle des deux règles supprimer.</text:p>
      <text:h text:style-name="Heading_20_3" text:outline-level="3"><text:soft-page-break/>Exemple de redondance</text:h>
      <text:p text:style-name="Text_20_body">Un autre exemple, de redondance cette fois, la règle « Accepter le trafic de 192.168.0.0/24 » travaille sur un sous réseau déjà traité par la règle « Accepter le trafic de 192.168.0.0/16 »:</text:p>
      <text:p text:style-name="Code">Chain INPUT (policy DROP) </text:p>
      <text:p text:style-name="Code">target <text:s text:c="4"/>prot opt source <text:s text:c="14"/>destination </text:p>
      <text:p text:style-name="Code">ACCEPT<text:tab/>tcp <text:s/>-- <text:s/>anywhere <text:tab/><text:tab/><text:tab/> 192.168.0.0/24</text:p>
      <text:p text:style-name="Code">ACCEPT<text:tab/>tcp <text:s/>-- <text:s/>anywhere<text:tab/><text:tab/><text:tab/> 192.168.0.0/16</text:p>
      <text:p text:style-name="Text_20_body">Résultat de l'execution:</text:p>
      <text:p text:style-name="Code">warning[redundancy] </text:p>
      <text:p text:style-name="Code">--- </text:p>
      <text:p text:style-name="Code">'ACCEPT<text:tab/>tcp <text:s/>-- <text:s/>anywhere <text:s text:c="5"/><text:tab/>192.168.0.0/24' </text:p>
      <text:p text:style-name="Code"><text:tab/>&lt;included in&gt; </text:p>
      <text:p text:style-name="Code">'ACCEPT<text:tab/>tcp <text:s/>-- <text:s/>anywhere <text:s text:c="5"/><text:tab/>192.168.0.0/16' </text:p>
      <text:p text:style-name="Code">--- </text:p>
      <text:p text:style-name="Text_20_body">Ici l'analyseur est en mesure de prendre une décision et il supprime « Accepter le trafic de 192.168.0.0/24 » qui est redondante.</text:p>
      <text:h text:style-name="Heading_20_3" text:outline-level="3">Exemple de conflit lié à la priorité des règles</text:h>
      <text:p text:style-name="Text_20_body">Un dernier exemple, qui concerne deux règles ayant un conflit lié à leur priorité. Supposons deux règles <draw:frame draw:style-name="fr2" draw:name="Object2" text:anchor-type="as-char" svg:width="0.97cm" svg:height="0.529cm" draw:z-index="1"><draw:object xlink:href="./Object 2" xlink:type="simple" xlink:show="embed" xlink:actuate="onLoad"/><draw:image xlink:href="./ObjectReplacements/Object 2" xlink:type="simple" xlink:show="embed" xlink:actuate="onLoad"/></draw:frame>« Accepter le trafic vers 10.0.0.0/16 » et <draw:frame draw:style-name="fr2" draw:name="Object3" text:anchor-type="as-char" svg:width="0.97cm" svg:height="0.529cm" draw:z-index="2"><draw:object xlink:href="./Object 3" xlink:type="simple" xlink:show="embed" xlink:actuate="onLoad"/><draw:image xlink:href="./ObjectReplacements/Object 3" xlink:type="simple" xlink:show="embed" xlink:actuate="onLoad"/></draw:frame>« Refuser le trafic de « 10.0.0.0/24 » avec <draw:frame draw:style-name="fr2" draw:name="Object4" text:anchor-type="as-char" svg:width="4.879cm" svg:height="0.531cm" draw:z-index="3"><draw:object xlink:href="./Object 4" xlink:type="simple" xlink:show="embed" xlink:actuate="onLoad"/><draw:image xlink:href="./ObjectReplacements/Object 4" xlink:type="simple" xlink:show="embed" xlink:actuate="onLoad"/></draw:frame>. C'est une erreur de type <text:span text:style-name="T1">obscurcissement </text:span><text:span text:style-name="T9">(shadowing),</text:span><text:span text:style-name="T8">en effet, </text:span><text:span text:style-name="T8"><draw:frame draw:style-name="fr2" draw:name="Object5" text:anchor-type="as-char" svg:width="0.626cm" svg:height="0.529cm" draw:z-index="4"><draw:object xlink:href="./Object 5" xlink:type="simple" xlink:show="embed" xlink:actuate="onLoad"/><draw:image xlink:href="./ObjectReplacements/Object 5" xlink:type="simple" xlink:show="embed" xlink:actuate="onLoad"/></draw:frame></text:span><text:span text:style-name="T8">ne pourra jamais être atteinte car le par-feu appliquera systématiquement la règle </text:span><text:span text:style-name="T8"><draw:frame draw:style-name="fr2" draw:name="Object6" text:anchor-type="as-char" svg:width="0.626cm" svg:height="0.529cm" draw:z-index="5"><draw:object xlink:href="./Object 6" xlink:type="simple" xlink:show="embed" xlink:actuate="onLoad"/><draw:image xlink:href="./ObjectReplacements/Object 6" xlink:type="simple" xlink:show="embed" xlink:actuate="onLoad"/></draw:frame></text:span><text:span text:style-name="T8">qui est plus prioritaire.</text:span></text:p>
      <text:p text:style-name="Code">Chain INPUT (policy DROP) </text:p>
      <text:p text:style-name="Code">target <text:s text:c="4"/>prot opt source <text:s text:c="14"/>destination </text:p>
      <text:p text:style-name="Code">ACCEPT <text:s text:c="4"/><text:tab/>tcp <text:s/>-- <text:s/>anywhere<text:tab/><text:tab/> 10.0.0.0/16 </text:p>
      <text:p text:style-name="Code">DROP<text:tab/><text:tab/><text:tab/>tcp <text:s/>-- <text:s/>anywhere<text:tab/><text:tab/> 10.0.0.0/24 </text:p>
      <text:p text:style-name="Text_20_body">Résultat de l'execution:</text:p>
      <text:p text:style-name="Code">error[shadowing]: </text:p>
      <text:p text:style-name="Code">--- </text:p>
      <text:p text:style-name="Code">'ACCEPT <text:s text:c="4"/>tcp <text:s/>-- <text:s/>anywhere<text:tab/><text:tab/> 10.0.0.0/16' </text:p>
      <text:p text:style-name="Code"><text:tab/>&lt;shadows&gt; </text:p>
      <text:p text:style-name="Code">'DROP<text:tab/> <text:s text:c="2"/><text:tab/>tcp <text:s/>-- <text:s/>anywhere<text:tab/><text:tab/> 10.0.0.0/24' </text:p>
      <text:p text:style-name="Code">--- </text:p>
      <text:p text:style-name="Code">[1] ACCEPT <text:s text:c="4"/>tcp <text:s/>-- <text:s/>anywhere<text:tab/><text:tab/> 10.0.0.0/16 </text:p>
      <text:p text:style-name="Code">[2] DROP<text:tab/> <text:s text:c="2"/>tcp <text:s/>-- <text:s/>anywhere<text:tab/><text:tab/> 10.0.0.0/24 </text:p>
      <text:p text:style-name="Code">[0] None </text:p>
      <text:p text:style-name="Code">Which rule do you want to delete [0/1/2] ?</text:p>
      <text:p text:style-name="Text_20_body">L'analyseur détecte deux types d'incohérences, dont une conflictuelle pour laquelle il demande à l'utilisateur la décision à prendre.</text:p>
      <text:h text:style-name="P8" text:outline-level="2">Les tests effectués</text:h>
      <text:p text:style-name="Text_20_body">Dans la publication figuraient quelque tests caractéristique des différents types d'incohérences reconnus par l'analyseur. Nous avons lancé ces tests et ils fonctionnent.</text:p>
      <text:p text:style-name="Text_20_body">Nous avons également testé l'analyseur sur des fichiers un peu plus conséquents (une trentaine de règles), ceux-ci se sont déroulé sans problèmes.</text:p>
      <text:p text:style-name="Text_20_body"/>
      <text:h text:style-name="P9" text:outline-level="1">L'outil de migration</text:h>
      <text:h text:style-name="Heading_20_2" text:outline-level="2">Introduction au fonctionnement</text:h>
      <text:p text:style-name="Text_20_body">L'outil de migration comporte principalement deux parties. Une première partie a pour rôle de convertir un ensemble de règles dans un langage d'entrée (<text:span text:style-name="T1">iptables</text:span>, <text:span text:style-name="T2">Ipfirewall</text:span>, <text:span text:style-name="T2">Packet Filter</text:span>) en une structure abstraite reconnue par l'analyseur pour permettre l'analyse. La seconde partie a pour rôle de convertir les règles en sortie de l'analyseur (structure abstraite) dans un langage de sortie, qui peut être différent de celui d'entrée.</text:p>
      <text:p text:style-name="Text_20_body">Un des principaux enjeux a été de créer une interface de traduction qui soit compréhensible, lisible et maintenable pour permettre facilement la prise en charge de nouveaux langages. Il fallait donc que les étapes de traduction soit séparées de façon claire pour faciliter la compréhension et éventuellement la correction de bogues.</text:p>
      <text:h text:style-name="Heading_20_2" text:outline-level="2">Les solutions mises en place</text:h>
      <text:p text:style-name="Text_20_body">Nous avons choisi de départager les deux phases de traduction (<text:span text:style-name="T1">entrée</text:span> → analyse → <text:span text:style-name="T1">sortie</text:span>) en deux parties pour la phase de traduction de l'entrée et une partie pour la traduction vers le langage de sortie. Les deux parties pouvant être réalisées de façon indépendante (on peut prendre en langage en charge seulement en entrée ou en sortie).</text:p>
      <text:p text:style-name="Text_20_body">En ce qui concerne la traduction du langage d'entrée, nous avons choisi de traduire tout d'abord les règles concrète dans une représentation intermédiaire (pour rendre l'analyse syntaxique plus claire et plus pratique). La seconde partie se charge de convertir la représentation intermédiaire en représentation abstraite reconnue par l'analyseur. La phase de conversion comme celle de traduction étant deux phases importante et conséquentes, il nous a semblé indispensable de les séparer pour plus de lisibilité.</text:p>
      <text:p text:style-name="Text_20_body">La partie de traduction vers le langage de sortie pouvant s'effectuer directement à partir de la représentation abstraite, nous n'avons pas jugé utile de la séparer en plusieurs phases. Il nous suffit pour cette partie de parcourir la représentation abstraite en sortie de l'analyseur et de traduire en conséquent. En procédant de cette façon, le mécanisme de traduction de sortie reste lisible et maintenable.</text:p>
      <text:p text:style-name="Text_20_body">Pour conserver une certaine harmonie dans le code, nous avons adopté une convention de nommage pour les fichiers relatifs à l'outil de migration (<text:span text:style-name="T6">Nom</text:span><text:span text:style-name="T1">.gom</text:span>, <text:span text:style-name="T6">Nom</text:span><text:span text:style-name="T1">Parser.g.t</text:span>, <text:span text:style-name="T6">Nom</text:span><text:span text:style-name="T1">Wrapper.t</text:span>, <text:span text:style-name="T6">Nom</text:span><text:span text:style-name="T1">Printer.t</text:span>)</text:p>
      <text:h text:style-name="P25" text:outline-level="3">Traduction de l'entrée (Parsers)</text:h>
      <text:p text:style-name="Text_20_body">Pour réaliser la traduction des langages d'entrées, un de nos encadrants nous a présenté l'outil <text:a xlink:type="simple" xlink:href="#def_Antlr">Antlr</text:a> qui permet d'utiliser une grammaire pour reconnaître les langage d'entrée et les convertir dans une structure intermédiaire. Nous avons du établir une grammaire pour chaque langage d'entrée. Cette traduction est réalisée par les classes de type « Parser » (un exemple de grammaire est disponible en <text:a xlink:type="simple" xlink:href="#annexe2">Annexe2</text:a>).</text:p>
      <text:p text:style-name="Text_20_body">Chaque pare-feux permettant d'effectuer des actions très précise en ce qui concerne le filtrage, nous n'avons bien entendu pas eu le temps de créer des grammaires exhaustives pour chaque langage d'entrée. Nous nous sommes contentés de gérer les opérations les plus importantes de chaque type de pare-feu. Le langage permettant de gérer les grammaires étant assez facile à prendre en main, il sera toujours possible pour les futurs mainteneurs du programme de compléter ces grammaires.</text:p>
      <text:p text:style-name="Text_20_body">Nous avons créer une interface <text:span text:style-name="T1">Java</text:span><text:span text:style-name="T8"> (</text:span><text:a xlink:type="simple" xlink:href="#annexe3">Annexe3</text:a><text:span text:style-name="T8">) permettant de contraindre les futurs mainteneurs à utiliser un certain formalisme, cela permet de conserver une certaine harmonie dans le code.</text:span></text:p>
      <text:h text:style-name="Heading_20_3" text:outline-level="3">Représentation intermédiaire et conversion (Wrappeurs)</text:h>
      <text:p text:style-name="Heading_20_4">Représentation intermédiaire</text:p>
      <text:p text:style-name="Text_20_body">Nous avons du pour chaque langage d'entrée créer une représentation abstraite proche du langage d'entrée (pour faciliter la phase de traduction se basant sur des gramaires) en utilisant l'outil <text:span text:style-name="T1">Gom</text:span>. Chacune de ces représentation se devait assez exhaustive pour pouvoir gérer intégralement la grammaire du traducteur d'entrée (voir exemple de représentation en <text:a xlink:type="simple" xlink:href="#annexe4">Annexe4</text:a>). Le traducteur d'entrée après l'analyse lexicale et syntaxique du code retourne une structure abstraite de ce type.</text:p>
      <text:p text:style-name="Heading_20_4">Conversion de la représentation intermédiaire en représentation abstraite</text:p>
      <text:p text:style-name="Text_20_body">La conversion « représentation intermédiaire → représentation abstraite » est faite grâce à l'outil <text:span text:style-name="T1">Tom</text:span><text:span text:style-name="T8"> et à des méthodes récursives en </text:span><text:span text:style-name="T1">Java</text:span><text:span text:style-name="T8">. Nous parcourons la représentation intermédiaire et générons <text:s/>la représentation abstraite en conséquent. Cette conversion est réalisée par les classes de type « Wrapper » (voir </text:span><text:a xlink:type="simple" xlink:href="#annexe5">Annexe5</text:a><text:span text:style-name="T8">). Encore une fois, il y a un convertisseur par langage d'entrée.</text:span></text:p>
      <text:p text:style-name="Text_20_body"><text:span text:style-name="T8">Pour être certain que les convertisseurs fonctionnent convenablement, nous avons du nous assurer que l'intégralité de la représentation intermédiaire était prise en charge par charge convertisseur. Encore </text:span><text:soft-page-break/><text:span text:style-name="T8">une fois, pour nous assurer de conserver une certaine harmonie dans le code, nous avons eu recours à une interface </text:span><text:span text:style-name="T1">Java</text:span><text:span text:style-name="T8"> pour obliger les futurs mainteneurs à conserver le formalisme établi (voir </text:span><text:a xlink:type="simple" xlink:href="#annexe6">Annexe6</text:a><text:span text:style-name="T8">).</text:span></text:p>
      <text:h text:style-name="Heading_20_3" text:outline-level="3">Traduction vers la sortie (Printers)</text:h>
      <text:p text:style-name="Text_20_body">Une fois la représentation abstraite analysée et corrigée, il ne reste plus qu'à traduire (afficher) cette représentation sous forme de règle compréhensibles par le pare-feux désiré. Nous avons pour cela recours à l'outil <text:span text:style-name="T1">Tom</text:span><text:span text:style-name="T8"> qui nous permet de parcourir la structure abstraite (en </text:span><text:span text:style-name="T1">Gom</text:span><text:span text:style-name="T8">) et de réaliser les affichages en fonction. Pour chaque langage de sortie, nous avons un traducteur. La traduction est réalisée par les classes de type « Printer » (voir </text:span><text:a xlink:type="simple" xlink:href="#annexe7">Annexe7</text:a><text:span text:style-name="T8">).</text:span></text:p>
      <text:p text:style-name="Text_20_body"><text:span text:style-name="T8">Afin de s'assurer du bon fonctionnement des traducteurs, nous avons du nous assurer que l'intégralité de la représentation abstraite était prise en charge par charge traducteurs. Encore une fois, pour nous assurer de conserver une certaine harmonie dans le code, nous avons eu recours à une interface </text:span><text:span text:style-name="T1">Java</text:span><text:span text:style-name="T8"> pour obliger les futurs mainteneurs à conserver le formalisme établi (voir </text:span><text:a xlink:type="simple" xlink:href="#annexe8">Annexe8</text:a><text:span text:style-name="T8">).</text:span></text:p>
      <text:h text:style-name="Heading_20_2" text:outline-level="2">Exemples de migrations</text:h>
      <text:p text:style-name="Text_20_body">Voici un exemple de migration d'<text:span text:style-name="T1">iptables</text:span> vers <text:span text:style-name="T1">Packet Filter</text:span><text:span text:style-name="T8"> pour le fichier d'entrée suivant:</text:span></text:p>
      <text:p text:style-name="P22">Chain INPUT (policy DROP) </text:p>
      <text:p text:style-name="P22">target <text:s text:c="4"/>prot opt source <text:s text:c="9"/>destination </text:p>
      <text:p text:style-name="P22">ACCEPT<text:tab/>all<text:tab/>-- <text:s/>localhost<text:tab/> <text:s/>localhost </text:p>
      <text:p text:style-name="P22">ACCEPT <text:s text:c="4"/><text:tab/>all <text:s/>-- <text:s/>anywhere <text:s text:c="8"/>anywhere <text:s/>state RELATED,ESTABLISHED </text:p>
      <text:p text:style-name="P22">ACCEPT <text:s text:c="4"/><text:tab/>tcp <text:s/>-- <text:s/>192.168.0.0/24 <text:s text:c="2"/>anywhere <text:s/>state NEW </text:p>
      <text:p text:style-name="P22"/>
      <text:p text:style-name="P22">Chain OUTPUT (policy DROP) </text:p>
      <text:p text:style-name="P22">target <text:s text:c="4"/>prot opt source <text:s text:c="5"/>destination </text:p>
      <text:p text:style-name="P22">ACCEPT<text:tab/>all <text:s/>-- <text:s/>localhost <text:s text:c="2"/>localhost<text:tab/>tcp dpt:80 </text:p>
      <text:p text:style-name="P22">ACCEPT <text:s text:c="4"/><text:tab/>all <text:s/>-- <text:s/>anywhere <text:s text:c="3"/>anywhere <text:s text:c="6"/>state RELATED,ESTABLISHED </text:p>
      <text:p text:style-name="P22">ACCEPT <text:s text:c="4"/><text:tab/>tcp <text:s/>-- <text:s/>anywhere <text:s text:c="3"/>192.168.0.0/24 state NEW</text:p>
      <text:p text:style-name="P3">Résultat de l'execution :</text:p>
      <text:p text:style-name="P22">$ java iptables.Main -i iptables-simple -l packetfilter </text:p>
      <text:p text:style-name="P22">--- </text:p>
      <text:p text:style-name="P22">0 Anomalie detected. </text:p>
      <text:p text:style-name="P22"/>
      <text:p text:style-name="P22">Shadowing:<text:tab/><text:tab/>0% </text:p>
      <text:p text:style-name="P22">Redundancy:<text:tab/><text:tab/>0% </text:p>
      <text:p text:style-name="P22">Generalization:<text:tab/>0% </text:p>
      <text:p text:style-name="P22">Correlation:<text:tab/>0% </text:p>
      <text:p text:style-name="P22">---</text:p>
      <text:p text:style-name="Text_20_body"/>
      <text:p text:style-name="P6">Fichier de sortie généré:</text:p>
      <text:p text:style-name="P22">block drop in all </text:p>
      <text:p text:style-name="P22">pass in inet from 127.0.0.1/32 to 127.0.0.1/32 </text:p>
      <text:p text:style-name="P22">pass in from any to any keep state <text:s/></text:p>
      <text:p text:style-name="P22">pass in inet proto tcp from 192.168.0.0/24 to any keep state <text:s/></text:p>
      <text:p text:style-name="P22">block drop out all </text:p>
      <text:p text:style-name="P22">pass out inet from 127.0.0.1/32 to 127.0.0.1/32 port 80 </text:p>
      <text:p text:style-name="P22">pass out from any to any keep state <text:s/></text:p>
      <text:p text:style-name="P22">pass out inet proto tcp from any to 192.168.0.0/24 keep state</text:p>
      <text:p text:style-name="Text_20_body"><text:span text:style-name="T8">On peut constater ici que les règles générées pour </text:span><text:span text:style-name="T1">Packet Filter</text:span><text:span text:style-name="T8"> correspondent bien à celles en entrée (</text:span><text:span text:style-name="T1">iptables</text:span><text:span text:style-name="T8">).</text:span></text:p>
      <text:h text:style-name="Heading_20_2" text:outline-level="2">Les tests effectués</text:h>
      <text:p text:style-name="Text_20_body">Nous avons effectué plusieurs tests pour vérifier que la migration était faite de façon correcte.</text:p>
      <text:p text:style-name="Text_20_body">Le premier test consistait à passer en entrée <text:span text:style-name="T1">un langage d'un certain type</text:span> ne contenant aucun problème d'intégrité et nous avons vérifié que la sortie dans même langage nous retournait bien le même résultat (test de l'identité).</text:p>
      <text:p text:style-name="Text_20_body">Un second test nous a permit de vérifier que le passage en entrée de <text:span text:style-name="T1">deux langage équivalents de types différents</text:span> sans problèmes d'intégrité nous donnait bien la même représentation abstraite et donc la même sortie dans un langage particulier.</text:p>
      <text:h text:style-name="P9" text:outline-level="1">Conclusion</text:h>
      <text:p text:style-name="Text_20_body">&lt;&lt;&lt;Apris à se servir de nouveaux outils. Content de voir que le projet va être utilisé par quelqu'un et que l'enjeux est important. Poursuite du développement de l'application&gt;&gt;&gt;</text:p>
      <text:p text:style-name="Text_20_body"/>
      <text:h text:style-name="P9" text:outline-level="1" text:is-list-header="true">Bibliographie</text:h>
      <text:list xml:id="list2028126177" text:style-name="L2">
        <text:list-item>
          <text:p text:style-name="P20">Tom's Documentation<text:span text:style-name="T8">, 2009, </text:span><text:a xlink:type="simple" xlink:href="http://tom.loria.fr/wiki/index.php5/Documentation">http://tom.loria.fr/wiki/index.php5/Documentation</text:a></text:p>
        </text:list-item>
        <text:list-item>
          <text:p text:style-name="P20"><text:span text:style-name="T8">Terence Parr, </text:span>The definitive ANTLR Reference<text:span text:style-name="T8">, 2005</text:span></text:p>
        </text:list-item>
        <text:list-item>
          <text:p text:style-name="P17">Ehab Al-Shaer, Hazem Hamed, Raouf Boutaba, Masum Hasan, <text:span text:style-name="T1">Conflict Classification and Analysis of Distributed Firewall Policies</text:span>, IEEE Journal Vol. 23 No. 10, 2005</text:p>
        </text:list-item>
        <text:list-item>
          <text:p text:style-name="P17">Herve Eychenne, <text:span text:style-name="T1">Iptables GNU/Linux manual</text:span>, 2009</text:p>
        </text:list-item>
        <text:list-item>
          <text:p text:style-name="P20">Packet Filter FAQ<text:span text:style-name="T8">, 2009, </text:span><text:a xlink:type="simple" xlink:href="http://www.openbsd.org/faq/pf/index.html">http://www.openbsd.org/faq/pf/index.html</text:a></text:p>
        </text:list-item>
        <text:list-item>
          <text:p text:style-name="P18"><text:span text:style-name="T8">Joseph J. Barbish,</text:span><text:span text:style-name="T1"> FreeBSD Handbook</text:span><text:span text:style-name="T9">,2009, </text:span><text:a xlink:type="simple" xlink:href="http://www.freebsd.org/doc/en_US.ISO8859-1/books/handbook/firewalls.html">http://www.freebsd.org/doc/en_US.ISO8859-1/books/handbook/firewalls.html</text:a></text:p>
        </text:list-item>
        <text:list-item>
          <text:p text:style-name="P18"><text:span text:style-name="T2">IPFW HOWTO</text:span><text:span text:style-name="T9">, 2009, </text:span><text:a xlink:type="simple" xlink:href="http://www.freebsd-howto.com/HOWTO/Ipfw-HOWTO">http://www.freebsd-howto.com/HOWTO/Ipfw-HOWTO</text:a></text:p>
        </text:list-item>
        <text:list-item>
          <text:p text:style-name="P18"><text:span text:style-name="T2">IPFW MaxOSX 13 manual</text:span><text:span text:style-name="T9">, 2007</text:span></text:p>
        </text:list-item>
        <text:list-item>
          <text:p text:style-name="P18"><text:span text:style-name="T2">Wikipedia Firewall article</text:span><text:span text:style-name="T9">, 2009, </text:span><text:a xlink:type="simple" xlink:href="http://en.wikipedia.org/wiki/Firewall">http://en.wikipedia.org/wiki/Firewall</text:a></text:p>
        </text:list-item>
        <text:list-item>
          <text:p text:style-name="P18"><text:span text:style-name="T2">Apache Ant user manual</text:span><text:span text:style-name="T9">, 2009, http://ant.apache.org/manual/index.html</text:span></text:p>
        </text:list-item>
      </text:list>
      <text:p text:style-name="P5"/>
      <text:h text:style-name="P9" text:outline-level="1" text:is-list-header="true">Glossaire</text:h>
      <text:p text:style-name="P7"><text:bookmark-start text:name="def_Iptables"/><text:span text:style-name="T5">Iptables</text:span><text:bookmark-end text:name="def_Iptables"/><text:span text:style-name="T8">: Outil permettant de paramètrer (ajout, modification de règles) le pare-feu de </text:span>GNU/Linux<text:span text:style-name="T8"> (</text:span>Netfilter<text:span text:style-name="T8">).</text:span></text:p>
      <text:p text:style-name="P7"><text:bookmark-start text:name="def_Java"/><text:span text:style-name="T5">Java</text:span><text:bookmark-end text:name="def_Java"/>: Langage de programmation orienté objet réalisé par la société <text:span text:style-name="T1">Oracle/Sun</text:span><text:span text:style-name="T8">.</text:span></text:p>
      <text:p text:style-name="Text_20_body"><text:bookmark-start text:name="def_Tom"/><text:span text:style-name="T5">Tom</text:span><text:bookmark-end text:name="def_Tom"/>: Outil développé initialement par Pierre-Etienne Moraux permettant d'effectuer des transformation sur des données de façon très aisée et efficace.</text:p>
      <text:p text:style-name="Text_20_body"><text:bookmark-start text:name="def_Gom"/><text:span text:style-name="T5">Gom</text:span><text:bookmark-end text:name="def_Gom"/>: Outil permettant de créer les structures de données abstraites traitées avec <text:span text:style-name="T1">Tom</text:span></text:p>
      <text:p text:style-name="Text_20_body"><text:bookmark-start text:name="def_Antlr"/><text:span text:style-name="T5">Antlr</text:span><text:bookmark-end text:name="def_Antlr"/><text:span text:style-name="T13">: Outil permettant de réaliser une analyse lexicale et syntaxique à partir d'une grammaire</text:span></text:p>
      <text:p text:style-name="Text_20_body"><text:bookmark-start text:name="def_Ant"/><text:span text:style-name="T5">Apache Ant</text:span><text:bookmark-end text:name="def_Ant"/><text:span text:style-name="T9">: Outil permettant l'automatisation de la construction de projets (</text:span><text:span text:style-name="T2">Java</text:span><text:span text:style-name="T9"> principalement)</text:span></text:p>
      <text:p text:style-name="Text_20_body"><text:bookmark-start text:name="def_CIDR"/><text:span text:style-name="T4">Notation CIDR</text:span><text:bookmark-end text:name="def_CIDR"/><text:span text:style-name="T9">: La notation CIDR d'une adresse IP permet d'abréger la notation classique « Adresse Ip + Masque de sous-réseaux » pour décrire un sous réseau. Par exemple l'adressage du réseau <text:s/>« 192.168.2.0 + masque:255.255.255.0 » s'écrit « 192.168.0.0/24 » en notation CIDR et cible les machines ayant des adresses variant entre 192.168.2.0 à 192.168.2.255.</text:span></text:p>
      <text:h text:style-name="P9" text:outline-level="1" text:is-list-header="true">Annexes</text:h>
      <text:table-of-content text:style-name="Sect1" text:protected="true" text:name="Table of Contents2">
        <text:table-of-content-source text:outline-level="10" text:use-index-source-styles="true">
          <text:index-title-template text:style-name="Contents_20_Heading">Tabl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losary"/>
          </text:index-source-styles>
        </text:table-of-content-source>
        <text:index-body>
          <text:index-title text:style-name="Sect2" text:name="Table of Contents2_Head">
            <text:p text:style-name="Contents_20_Heading">Table des Annexes</text:p>
          </text:index-title>
          <text:p text:style-name="P23">Annexe1: Structure de la représentation abstraite (Gom)<text:tab/>23</text:p>
          <text:p text:style-name="P23">Annexe2: Fichier de grammaire de traduction de l'entrée « iptables --list » (Antlr):<text:tab/>25</text:p>
          <text:p text:style-name="P23">Annexe3: Interface Wrapper (Java):<text:tab/>27</text:p>
          <text:p text:style-name="P23">Annexe4: Représentation intermédiaire pour l'entrée « iptables --list » (Gom):<text:tab/>27</text:p>
          <text:p text:style-name="P23">Annexe5: Convertisseur représentation intermédiaire → représentation abstraite pour l'entrée « iptables --list » (Tom) :<text:tab/>28</text:p>
          <text:p text:style-name="P23">Annexe6: Interface Wrapper (Java):<text:tab/>30</text:p>
          <text:p text:style-name="P23">Annexe7: Interface Printer (Java):<text:tab/>30</text:p>
          <text:p text:style-name="P23">Annexe8: Traducteur vers la sortie « Packet Filter »<text:tab/>30</text:p>
        </text:index-body>
      </text:table-of-content>
      <text:p text:style-name="Contents_20_1"><text:span text:style-name="T1"/></text:p>
      <text:p text:style-name="P10"><text:bookmark-start text:name="annexe1"/><text:span text:style-name="T1">Annexe1</text:span><text:bookmark-end text:name="annexe1"/>: Structure de la représentation abstraite (<text:span text:style-name="T1">Gom</text:span>)</text:p>
      <text:p text:style-name="Code">module iptables.Analyser </text:p>
      <text:p text:style-name="Code">imports boolean int long String </text:p>
      <text:p text:style-name="Code">abstract syntax </text:p>
      <text:p text:style-name="Code"/>
      <text:p text:style-name="Code"><text:tab/>Rules = Rules(Rule*) </text:p>
      <text:p text:style-name="Code"><text:tab/><text:tab/>| RulesL(r:Rule,rs:Rules) </text:p>
      <text:p text:style-name="Code"><text:tab/><text:tab/>| RulesR(rs:Rules,r:Rule) </text:p>
      <text:p text:style-name="Code"><text:tab/><text:tab/>| RulesA(rsl:Rules,rsr:Rules) </text:p>
      <text:p text:style-name="Code"/>
      <text:p text:style-name="Code"><text:tab/>Rule = Rule( </text:p>
      <text:p text:style-name="Code"><text:tab/><text:tab/><text:tab/>action:Action, </text:p>
      <text:p text:style-name="Code"><text:tab/><text:tab/><text:tab/>iface:Iface, </text:p>
      <text:p text:style-name="Code"><text:tab/><text:tab/><text:tab/>proto:Protocol, </text:p>
      <text:p text:style-name="Code"><text:tab/><text:tab/><text:tab/>target:Target, </text:p>
      <text:p text:style-name="Code"><text:tab/><text:tab/><text:tab/>srcAddr:Address, </text:p>
      <text:p text:style-name="Code"><text:tab/><text:tab/><text:tab/>destAddr:Address, </text:p>
      <text:p text:style-name="Code"><text:tab/><text:tab/><text:tab/>srcPort:Port, </text:p>
      <text:p text:style-name="Code"><text:tab/><text:tab/><text:tab/>destPort:Port, </text:p>
      <text:p text:style-name="Code"><text:tab/><text:tab/><text:tab/>opts:Options, </text:p>
      <text:p text:style-name="Code"><text:tab/><text:tab/><text:tab/>input:String) </text:p>
      <text:p text:style-name="Code"/>
      <text:p text:style-name="Code"><text:tab/>Action = </text:p>
      <text:p text:style-name="Code"><text:tab/><text:tab/>Accept() </text:p>
      <text:p text:style-name="Code"><text:tab/><text:tab/>| Drop() /* do not process the packet */ </text:p>
      <text:p text:style-name="Code"><text:tab/><text:tab/>| Reject() /* drop then send an error message to the sender */ </text:p>
      <text:p text:style-name="Code"><text:tab/><text:tab/>| Log() </text:p>
      <text:p text:style-name="Code"/>
      <text:p text:style-name="Code"><text:tab/>/* The network interface */ </text:p>
      <text:p text:style-name="Code"><text:tab/>Iface = </text:p>
      <text:p text:style-name="Code"><text:tab/><text:tab/>IfaceAny() </text:p>
      <text:p text:style-name="Code"><text:tab/><text:tab/>| Iface(name:String) </text:p>
      <text:p text:style-name="Code"/>
      <text:p text:style-name="Code"><text:tab/>Protocol = </text:p>
      <text:p text:style-name="Code"><text:tab/><text:tab/>ProtoAny() </text:p>
      <text:p text:style-name="Code"><text:tab/><text:tab/>| TCP() </text:p>
      <text:p text:style-name="Code"><text:tab/><text:tab/>| UDP() </text:p>
      <text:p text:style-name="Code"><text:tab/><text:tab/>| IPv4() </text:p>
      <text:p text:style-name="Code"><text:tab/><text:tab/>| IPv6() </text:p>
      <text:p text:style-name="Code"><text:tab/><text:tab/>| ICMP() </text:p>
      <text:p text:style-name="Code"><text:tab/><text:tab/>| ARP() </text:p>
      <text:p text:style-name="Code"><text:tab/><text:tab/>| RIP() </text:p>
      <text:p text:style-name="Code"><text:tab/><text:tab/>| Ethernet() </text:p>
      <text:p text:style-name="Code"/>
      <text:p text:style-name="Code"><text:tab/>Target = </text:p>
      <text:p text:style-name="Code"><text:tab/><text:tab/>In() </text:p>
      <text:p text:style-name="Code"><text:tab/><text:tab/>| Out() </text:p>
      <text:p text:style-name="Code"><text:tab/><text:tab/>| Forward() </text:p>
      <text:p text:style-name="Code"/>
      <text:p text:style-name="Code"><text:tab/>Address = </text:p>
      <text:p text:style-name="Code"><text:tab/><text:tab/>AddrAny() </text:p>
      <text:p text:style-name="Code"><text:tab/><text:tab/>| Addr4(ip:int,smask:int, str:String) </text:p>
      <text:p text:style-name="Code"><text:tab/><text:tab/>/* Only need a subnetmask for the network prefix in IPv6 */ </text:p>
      <text:p text:style-name="Code"><text:soft-page-break/><text:tab/><text:tab/>| Addr6(ipnet:long,iphost:long,snetmask:long, str:String) </text:p>
      <text:p text:style-name="Code"/>
      <text:p text:style-name="Code"><text:tab/>Port = </text:p>
      <text:p text:style-name="Code"><text:tab/><text:tab/>PortAny() </text:p>
      <text:p text:style-name="Code"><text:tab/><text:tab/>| Port(number:int) </text:p>
      <text:p text:style-name="Code"/>
      <text:p text:style-name="Code"/>
      <text:p text:style-name="Code"><text:tab/>Options = </text:p>
      <text:p text:style-name="Code"><text:tab/><text:tab/>NoOpt() </text:p>
      <text:p text:style-name="Code"><text:tab/><text:tab/>| Opt(global:GlobalOptions, proto:ProtocolOptions, states:States) </text:p>
      <text:p text:style-name="Code"/>
      <text:p text:style-name="Code"><text:tab/>/* Global options */ </text:p>
      <text:p text:style-name="Code"><text:tab/>GlobalOptions = GlobalOpts(GlobalOption*) </text:p>
      <text:p text:style-name="Code"/>
      <text:p text:style-name="Code"><text:tab/>GlobalOption = </text:p>
      <text:p text:style-name="Code"><text:tab/><text:tab/>NoGlobalOpt() </text:p>
      <text:p text:style-name="Code"><text:tab/><text:tab/>| LogLevel(level:int) </text:p>
      <text:p text:style-name="Code"/>
      <text:p text:style-name="Code"><text:tab/>/* Protocol options */ </text:p>
      <text:p text:style-name="Code"><text:tab/>ProtocolOptions = ProtoOpts(ProtocolOption*) </text:p>
      <text:p text:style-name="Code"/>
      <text:p text:style-name="Code"><text:tab/>/* &gt;&gt;&gt; TODO: split by protocol */ </text:p>
      <text:p text:style-name="Code"><text:tab/>ProtocolOption = </text:p>
      <text:p text:style-name="Code"><text:tab/><text:tab/>NoProtoOpt() </text:p>
      <text:p text:style-name="Code"><text:tab/><text:tab/>| ICMPxType(id:int) </text:p>
      <text:p text:style-name="Code"><text:tab/><text:tab/>| ICMPxTTLZero() </text:p>
      <text:p text:style-name="Code"><text:tab/><text:tab/>| ICMPxDestinationUnreachable() </text:p>
      <text:p text:style-name="Code"><text:tab/><text:tab/>| TCPxSyn(val:boolean) </text:p>
      <text:p text:style-name="Code"><text:tab/><text:tab/>| TCPxAck(val:boolean) </text:p>
      <text:p text:style-name="Code"/>
      <text:p text:style-name="Code"><text:tab/>/* Packet state options */ </text:p>
      <text:p text:style-name="Code"><text:tab/>States = States(State*) </text:p>
      <text:p text:style-name="Code"/>
      <text:p text:style-name="Code"><text:tab/>State = </text:p>
      <text:p text:style-name="Code"><text:tab/><text:tab/>StateAny() </text:p>
      <text:p text:style-name="Code"><text:tab/><text:tab/>| New() </text:p>
      <text:p text:style-name="Code"><text:tab/><text:tab/>| Related() /* New connection associated with an existing one */ </text:p>
      <text:p text:style-name="Code"><text:tab/><text:tab/>| Established() /* packets was seen in both directions */ </text:p>
      <text:p text:style-name="Code"><text:tab/><text:tab/>| Invalid() /* packets associated with no known connection */ </text:p>
      <text:p text:style-name="Code"/>
      <text:p text:style-name="Code">module Analyser:rules() { </text:p>
      <text:p text:style-name="Code"><text:tab/>RulesL(r@Rule(_,_,_,_,_,_,_,_,_,_),rs@Rules(R*)) -&gt; Rules(r,R*) </text:p>
      <text:p text:style-name="Code"><text:tab/>RulesR(rs@Rules(R*),r@Rule(_,_,_,_,_,_,_,_,_,_)) -&gt; Rules(r,R*) </text:p>
      <text:p text:style-name="Code"><text:tab/>RulesA(rsl@Rules(L*),rsr@Rules(R*)) -&gt; Rules(L*,R*) </text:p>
      <text:p text:style-name="Code">} </text:p>
      <text:p text:style-name="P19"/>
      <text:p text:style-name="P10"><text:bookmark-start text:name="annexe2"/><text:span text:style-name="T1">Annexe2</text:span><text:bookmark-end text:name="annexe2"/>: Fichier de grammaire de traduction de l'entrée « iptables --list » (<text:span text:style-name="T1">Antlr</text:span>):</text:p>
      <text:p text:style-name="Code">grammar IptablesListParser; </text:p>
      <text:p text:style-name="Code">options { </text:p>
      <text:p text:style-name="Code"><text:s text:c="2"/>output=AST; </text:p>
      <text:p text:style-name="Code"><text:s text:c="2"/>ASTLabelType=Tree; </text:p>
      <text:p text:style-name="Code">} </text:p>
      <text:p text:style-name="Code"/>
      <text:p text:style-name="Code">tokens { </text:p>
      <text:p text:style-name="Code"><text:tab/>%include { iptables/ast/IptablesListParserAstTokenList.txt } </text:p>
      <text:p text:style-name="Code">} </text:p>
      <text:p text:style-name="Code"/>
      <text:p text:style-name="Code">@header { </text:p>
      <text:p text:style-name="Code"><text:tab/>package iptables; </text:p>
      <text:p text:style-name="Code">} </text:p>
      <text:p text:style-name="Code">@lexer::header { </text:p>
      <text:p text:style-name="Code"><text:tab/>package iptables; </text:p>
      <text:p text:style-name="Code">} </text:p>
      <text:p text:style-name="Code"/>
      <text:p text:style-name="Code">file : </text:p>
      <text:p text:style-name="Code"><text:tab/>(block)* EOF </text:p>
      <text:p text:style-name="Code"><text:tab/><text:tab/>-&gt; ^(FirewallRulesIptablesList ^(IptablesListBlocks (block)*)); </text:p>
      <text:p text:style-name="Code"/>
      <text:p text:style-name="Code">block:'Chain' target '(policy' action ')' </text:p>
      <text:p text:style-name="Code"><text:tab/>'target' 'prot' 'opt' 'source' 'destination' </text:p>
      <text:p text:style-name="Code"><text:tab/>(rule)* { String str = $rule.text; } -&gt; ^( </text:p>
      <text:p text:style-name="Code"><text:tab/><text:tab/>IptablesListBlock target action </text:p>
      <text:p text:style-name="Code"><text:tab/><text:tab/><text:tab/>^(IptablesListRules (rule)*) STRING[str] </text:p>
      <text:p text:style-name="Code"><text:tab/>); </text:p>
      <text:p text:style-name="Code"/>
      <text:p text:style-name="Code">rule:<text:tab/>action proto oopt a1=address a2=address opts { String str = $rule.text; } -&gt; ^( </text:p>
      <text:p text:style-name="Code"><text:tab/><text:tab/>IptablesListRule action proto $a1 $a2 opts STRING[str] </text:p>
      <text:p text:style-name="Code"><text:tab/>); </text:p>
      <text:p text:style-name="Code"/>
      <text:p text:style-name="Code">action : </text:p>
      <text:p text:style-name="Code"><text:tab/>'ACCEPT'<text:tab/>-&gt; ^(Accept) </text:p>
      <text:p text:style-name="Code"><text:tab/>| 'DROP'<text:tab/>-&gt; ^(Drop) </text:p>
      <text:p text:style-name="Code"><text:tab/>| 'REJECT'<text:tab/>-&gt; ^(Reject) </text:p>
      <text:p text:style-name="Code"><text:tab/>| 'LOG'<text:tab/>-&gt; ^(Log) </text:p>
      <text:p text:style-name="Code"><text:tab/>; </text:p>
      <text:p text:style-name="Code"/>
      <text:p text:style-name="Code">proto : </text:p>
      <text:p text:style-name="Code"><text:tab/>'all' <text:tab/>-&gt; ^(ProtoAny) </text:p>
      <text:p text:style-name="Code"><text:tab/>| 'tcp' -&gt; ^(TCP) </text:p>
      <text:p text:style-name="Code"><text:tab/>| 'udp' -&gt; ^(UDP) </text:p>
      <text:p text:style-name="Code"><text:tab/>| 'ip4' -&gt; ^(IPv4) </text:p>
      <text:p text:style-name="Code"><text:tab/>| 'ip6' -&gt; ^(IPv6) </text:p>
      <text:p text:style-name="Code"><text:tab/>| 'icmp'-&gt; ^(ICMP) </text:p>
      <text:p text:style-name="Code"><text:tab/>| 'eth' -&gt; ^(Ethernet) </text:p>
      <text:p text:style-name="Code"><text:tab/>; </text:p>
      <text:p text:style-name="Code"/>
      <text:p text:style-name="Code">target : </text:p>
      <text:p text:style-name="Code"><text:soft-page-break/><text:tab/>'INPUT'<text:tab/><text:tab/>-&gt; ^(In) </text:p>
      <text:p text:style-name="Code"><text:tab/>| 'OUTPUT'<text:tab/><text:tab/>-&gt; ^(Out) </text:p>
      <text:p text:style-name="Code"><text:tab/>| 'FORWARD'<text:tab/><text:tab/>-&gt; ^(Forward) </text:p>
      <text:p text:style-name="Code"><text:tab/>; </text:p>
      <text:p text:style-name="Code"/>
      <text:p text:style-name="Code">address : 'anywhere' <text:tab/>-&gt; ^(AddrAnyRaw) </text:p>
      <text:p text:style-name="Code"><text:tab/>| 'localhost'<text:tab/>-&gt; ^(AddrStringDotDecimal4 'localhost') </text:p>
      <text:p text:style-name="Code"><text:tab/>| IPV4DOTDEC <text:tab/>-&gt; ^(AddrStringDotDecimal4 IPV4DOTDEC) </text:p>
      <text:p text:style-name="Code"><text:tab/>| IPV4CIDR <text:tab/><text:tab/>-&gt; ^(AddrStringCIDR4 IPV4CIDR) </text:p>
      <text:p text:style-name="Code"><text:tab/>| IPV6HEX<text:tab/><text:tab/>-&gt; ^(AddrStringHexadecimal6 IPV6HEX) </text:p>
      <text:p text:style-name="Code"><text:tab/>| IPV6CIDR<text:tab/><text:tab/>-&gt; ^(AddrStringCIDR6 IPV6CIDR) </text:p>
      <text:p text:style-name="Code"><text:tab/>; </text:p>
      <text:p text:style-name="Code"/>
      <text:p text:style-name="Code">oopt: <text:tab/>'--'; </text:p>
      <text:p text:style-name="Code"/>
      <text:p text:style-name="Code">port:<text:tab/>'spt:' INT<text:tab/><text:tab/>-&gt; ^(IptablesListPortSrc INT) </text:p>
      <text:p text:style-name="Code"><text:tab/>| 'dpt:' INT<text:tab/>-&gt; ^(IptablesListPortDest INT) </text:p>
      <text:p text:style-name="Code"><text:tab/>; </text:p>
      <text:p text:style-name="Code"/>
      <text:p text:style-name="Code">state : 'NEW'<text:tab/><text:tab/>-&gt; ^(New) </text:p>
      <text:p text:style-name="Code"><text:tab/>| 'RELATED'<text:tab/><text:tab/>-&gt; ^(Related) </text:p>
      <text:p text:style-name="Code"><text:tab/>| 'ESTABLISHED'<text:tab/>-&gt; ^(Established) </text:p>
      <text:p text:style-name="Code"><text:tab/>| 'INVALID'<text:tab/><text:tab/>-&gt; ^(Invalid) </text:p>
      <text:p text:style-name="Code"><text:tab/>; </text:p>
      <text:p text:style-name="Code"/>
      <text:p text:style-name="Code">states:<text:tab/>state stateIter* -&gt; ^(States state stateIter*); </text:p>
      <text:p text:style-name="Code"/>
      <text:p text:style-name="Code">stateIter : ',' state -&gt; ^(state); </text:p>
      <text:p text:style-name="Code"/>
      <text:p text:style-name="Code">opts:<text:tab/>opt* -&gt; ^(IptablesListOptions opt*); </text:p>
      <text:p text:style-name="Code"/>
      <text:p text:style-name="Code">opt:<text:tab/>proto port<text:tab/><text:tab/>-&gt; ^(port) </text:p>
      <text:p text:style-name="Code"><text:tab/>| 'state' states<text:tab/>-&gt; ^(IptablesListStates states) </text:p>
      <text:p text:style-name="Code"><text:tab/>| STRING<text:tab/><text:tab/>-&gt; ^(UnknownOption STRING) </text:p>
      <text:p text:style-name="Code"><text:tab/>; </text:p>
      <text:p text:style-name="Code"/>
      <text:p text:style-name="Code">INT : ('0'..'9')+ ; </text:p>
      <text:p text:style-name="Code">INTDOT<text:tab/><text:tab/>: (INT '.'); </text:p>
      <text:p text:style-name="Code">INTSTARDOT<text:tab/>: ((INT|'*') '.'); </text:p>
      <text:p text:style-name="Code">IPV4DOTDEC<text:tab/>: (b+=INTSTARDOT)+ { $b.size() &lt;= 3 }? (INT|'*'); </text:p>
      <text:p text:style-name="Code">IPV4CIDR<text:tab/>: (b+=INTDOT)+ { $b.size() &lt;= 3 }? INT '/' INT; </text:p>
      <text:p text:style-name="Code">HEX2COLON<text:tab/>: (('0'..'9') ('0'..'9') ('0'..'9') ('0'..'9') ':'); </text:p>
      <text:p text:style-name="Code">IPV6HEX<text:tab/><text:tab/>: (b+=HEX2COLON)+ { $b.size() &lt;= 7 }? (('0'..'9') ('0'..'9') ('0'..'9') ('0'..'9')); </text:p>
      <text:p text:style-name="Code">IPV6CIDR <text:tab/>: IPV6HEX '/' INT; </text:p>
      <text:p text:style-name="Code"/>
      <text:p text:style-name="Code">ESC : '\\' ( 'n'| 'r'| 't'| 'b'| 'f'| '"'| '\''| '\\') ; </text:p>
      <text:p text:style-name="Code">STRING : '"' (ESC|~('"'|'\\'|'\n'|'\r'))* '"' ; </text:p>
      <text:p text:style-name="Code">ID : ('a'..'z'|'A'..'Z'|'_') ('a'..'z'|'A'..'Z'|'_'|'0'..'9')* ('*')?; </text:p>
      <text:p text:style-name="Code">WS : (' '|'\t'|'\n')+ { $channel=HIDDEN; } ; </text:p>
      <text:p text:style-name="Code"/>
      <text:p text:style-name="Code">SLCOMMENT : '//' (~('\n'|'\r'))* ('\n'|'\r'('\n')?)? { $channel=HIDDEN; } ; </text:p>
      <text:p text:style-name="Text_20_body"/>
      <text:p text:style-name="P10"><text:bookmark-start text:name="annexe3"/><text:span text:style-name="T1">Annexe3</text:span><text:bookmark-end text:name="annexe3"/><text:span text:style-name="T8">: Interface Wrapper (</text:span><text:span text:style-name="T1">Java</text:span><text:span text:style-name="T8">):</text:span></text:p>
      <text:p text:style-name="P22">package iptables; </text:p>
      <text:p text:style-name="P22"/>
      <text:p text:style-name="P22">import iptables.analyser.types.*; </text:p>
      <text:p text:style-name="P22">import iptables.firewall.types.*; </text:p>
      <text:p text:style-name="P22"/>
      <text:p text:style-name="P22">public interface Wrapper { </text:p>
      <text:p text:style-name="P22"><text:tab/>public Rules wrap(FirewallRules fr); </text:p>
      <text:p text:style-name="P22">} </text:p>
      <text:p text:style-name="Glosary"><text:bookmark-start text:name="annexe4"/><text:span text:style-name="T1">Annexe4</text:span><text:bookmark-end text:name="annexe4"/>: Représentation intermédiaire pour l'entrée « iptables --list » (<text:span text:style-name="T1">Gom</text:span>):</text:p>
      <text:p text:style-name="Code">module iptables.IptablesList </text:p>
      <text:p text:style-name="Code">imports int String Analyser AddressParser </text:p>
      <text:p text:style-name="Code">abstract syntax </text:p>
      <text:p text:style-name="Code"/>
      <text:p text:style-name="Code">IptablesListBlocks = IptablesListBlocks(IptablesListBlock*) </text:p>
      <text:p text:style-name="Code"/>
      <text:p text:style-name="Code">IptablesListBlock = IptablesListBlock( </text:p>
      <text:p text:style-name="Code"><text:tab/><text:tab/><text:tab/>target:Target, </text:p>
      <text:p text:style-name="Code"><text:tab/><text:tab/><text:tab/>action:Action, </text:p>
      <text:p text:style-name="Code"><text:tab/><text:tab/><text:tab/>rules:IptablesListRules, </text:p>
      <text:p text:style-name="Code"><text:tab/><text:tab/> <text:tab/>input:String) </text:p>
      <text:p text:style-name="Code"/>
      <text:p text:style-name="Code">IptablesListRules = IptablesListRules(IptablesListRule*) </text:p>
      <text:p text:style-name="Code"/>
      <text:p text:style-name="Code">IptablesListRule = IptablesListRule( </text:p>
      <text:p text:style-name="Code"><text:tab/><text:tab/><text:tab/>action:Action, </text:p>
      <text:p text:style-name="Code"><text:tab/><text:tab/><text:tab/>proto:Protocol, </text:p>
      <text:p text:style-name="Code"><text:tab/><text:tab/><text:tab/>addrsrc: AddressRaw, </text:p>
      <text:p text:style-name="Code"><text:tab/><text:tab/><text:tab/>addrdst: AddressRaw, </text:p>
      <text:p text:style-name="Code"><text:tab/><text:tab/><text:tab/>options: IptablesListOptions, </text:p>
      <text:p text:style-name="Code"><text:tab/><text:tab/><text:tab/>input:String) </text:p>
      <text:p text:style-name="Code"/>
      <text:p text:style-name="Code">IptablesListOptions = IptablesListOptions(IptablesListOption*) </text:p>
      <text:p text:style-name="Code"/>
      <text:p text:style-name="Code">IptablesListOption = </text:p>
      <text:p text:style-name="Code"><text:tab/><text:tab/>IptablesListPortSrc(n:int) </text:p>
      <text:p text:style-name="Code"><text:tab/><text:tab/>| IptablesListPortDest(n:int) </text:p>
      <text:p text:style-name="Code"><text:tab/><text:tab/>| IptablesListStates(s:States) </text:p>
      <text:p text:style-name="Code"><text:tab/><text:tab/>| UnknownOption(str:String)</text:p>
      <text:p text:style-name="Text_20_body"/>
      <text:p text:style-name="Text_20_body"><text:span text:style-name="T8"/></text:p>
      <text:p text:style-name="P10"><text:bookmark-start text:name="annexe5"/><text:span text:style-name="T2">Annexe5</text:span><text:bookmark-end text:name="annexe5"/><text:span text:style-name="T8">: Convertisseur représentation intermédiaire → représentation abstraite pour l'entrée « iptables --list » (</text:span>Tom<text:span text:style-name="T8">) :</text:span></text:p>
      <text:p text:style-name="P22">package iptables; </text:p>
      <text:p text:style-name="P22"/>
      <text:p text:style-name="P22">import iptables.iptableslist.types.*; </text:p>
      <text:p text:style-name="P22">import iptables.analyser.types.*; </text:p>
      <text:p text:style-name="P22">import iptables.addressparser.types.*; </text:p>
      <text:p text:style-name="P22">import iptables.firewall.types.*; </text:p>
      <text:p text:style-name="P22">import tom.library.sl.*; </text:p>
      <text:p text:style-name="P22">import java.util.*; </text:p>
      <text:p text:style-name="P22"/>
      <text:p text:style-name="P22">public class IptablesListWrapper implements Wrapper { </text:p>
      <text:p text:style-name="P22"><text:tab/>%include { iptables/firewall/Firewall.tom } </text:p>
      <text:p text:style-name="P22"><text:tab/>%include { sl.tom } </text:p>
      <text:p text:style-name="P22"/>
      <text:p text:style-name="P22"><text:tab/>public Rules wrap(FirewallRules fr) { </text:p>
      <text:p text:style-name="P22"><text:tab/><text:tab/>%match (fr) { </text:p>
      <text:p text:style-name="P22"><text:tab/><text:tab/><text:tab/>FirewallRulesIptablesList(ilb) -&gt; { </text:p>
      <text:p text:style-name="P22"><text:tab/><text:tab/><text:tab/><text:tab/>return wrapBlocks(`ilb); </text:p>
      <text:p text:style-name="P22"><text:tab/><text:tab/><text:tab/>} </text:p>
      <text:p text:style-name="P22"><text:tab/><text:tab/>} </text:p>
      <text:p text:style-name="P22"><text:tab/><text:tab/>return null; </text:p>
      <text:p text:style-name="P22"><text:tab/>} </text:p>
      <text:p text:style-name="P22"/>
      <text:p text:style-name="P22"><text:tab/>private Rules wrapBlocks(IptablesListBlocks ilbs) { </text:p>
      <text:p text:style-name="P22"><text:tab/><text:tab/>%match(ilbs) { </text:p>
      <text:p text:style-name="P22"><text:tab/><text:tab/><text:tab/>IptablesListBlocks(ilb,X*) -&gt; { </text:p>
      <text:p text:style-name="P22"><text:tab/><text:tab/><text:tab/><text:tab/>return `RulesA( </text:p>
      <text:p text:style-name="P22"><text:tab/><text:tab/><text:tab/><text:tab/><text:tab/>wrapBlock(ilb), </text:p>
      <text:p text:style-name="P22"><text:tab/><text:tab/><text:tab/><text:tab/><text:tab/>wrapBlocks(X*)); </text:p>
      <text:p text:style-name="P22"><text:tab/><text:tab/><text:tab/>} </text:p>
      <text:p text:style-name="P22"><text:tab/><text:tab/>} </text:p>
      <text:p text:style-name="P22"><text:tab/><text:tab/>return `Rules(); </text:p>
      <text:p text:style-name="P22"><text:tab/>} </text:p>
      <text:p text:style-name="P22"/>
      <text:p text:style-name="P22"><text:tab/>private Rules wrapBlock(IptablesListBlock ilb) { </text:p>
      <text:p text:style-name="P22"><text:tab/><text:tab/>%match(ilb) { </text:p>
      <text:p text:style-name="P22"><text:tab/><text:tab/><text:tab/>IptablesListBlock(t,a,is,in) -&gt; { </text:p>
      <text:p text:style-name="P22"><text:tab/><text:tab/><text:tab/><text:tab/>return `RulesL( </text:p>
      <text:p text:style-name="P22"><text:tab/><text:tab/><text:tab/><text:tab/><text:tab/>Rule(a,IfaceAny(),ProtoAny(),t, </text:p>
      <text:p text:style-name="P22"><text:tab/><text:tab/><text:tab/><text:tab/><text:tab/><text:tab/>AddrAny(),AddrAny(), </text:p>
      <text:p text:style-name="P22"><text:tab/><text:tab/><text:tab/><text:tab/><text:tab/><text:tab/>PortAny(),PortAny(),NoOpt(),in), </text:p>
      <text:p text:style-name="P22"><text:tab/><text:tab/><text:tab/><text:tab/><text:tab/>wrapRule(is,t) </text:p>
      <text:p text:style-name="P22"><text:tab/><text:tab/><text:tab/><text:tab/>); </text:p>
      <text:p text:style-name="P22"><text:tab/><text:tab/><text:tab/>} </text:p>
      <text:p text:style-name="P22"><text:tab/><text:tab/>} </text:p>
      <text:p text:style-name="P22"><text:tab/><text:tab/>return `Rules(); </text:p>
      <text:p text:style-name="P22"><text:tab/>} </text:p>
      <text:p text:style-name="P22"/>
      <text:p text:style-name="P22"><text:tab/>private Rules wrapRule(IptablesListRules ilrs,Target t) { </text:p>
      <text:p text:style-name="P22"><text:tab/><text:tab/>%match(ilrs) { </text:p>
      <text:p text:style-name="P22"><text:tab/><text:tab/>IptablesListRules( </text:p>
      <text:p text:style-name="P22"><text:tab/><text:tab/><text:tab/>IptablesListRule( </text:p>
      <text:p text:style-name="P22"><text:soft-page-break/><text:tab/><text:tab/><text:tab/><text:tab/>act, </text:p>
      <text:p text:style-name="P22"><text:tab/><text:tab/><text:tab/><text:tab/>p, </text:p>
      <text:p text:style-name="P22"><text:tab/><text:tab/><text:tab/><text:tab/>asrc, </text:p>
      <text:p text:style-name="P22"><text:tab/><text:tab/><text:tab/><text:tab/>adst, </text:p>
      <text:p text:style-name="P22"><text:tab/><text:tab/><text:tab/><text:tab/>o, </text:p>
      <text:p text:style-name="P22"><text:tab/><text:tab/><text:tab/><text:tab/>in), </text:p>
      <text:p text:style-name="P22"><text:tab/><text:tab/><text:tab/>X* </text:p>
      <text:p text:style-name="P22"><text:tab/><text:tab/>) -&gt; { </text:p>
      <text:p text:style-name="P22"><text:tab/><text:tab/><text:tab/>boolean opt = false; </text:p>
      <text:p text:style-name="P22"/>
      <text:p text:style-name="P22"><text:tab/><text:tab/><text:tab/>Port sport = `PortAny(), dport = `PortAny(); </text:p>
      <text:p text:style-name="P22"/>
      <text:p text:style-name="P22"><text:tab/><text:tab/><text:tab/>Options options = `NoOpt(); </text:p>
      <text:p text:style-name="P22"><text:tab/><text:tab/><text:tab/>States states = `States(StateAny()); </text:p>
      <text:p text:style-name="P22"><text:tab/><text:tab/><text:tab/>GlobalOptions globalOpt = `GlobalOpts(NoGlobalOpt()); </text:p>
      <text:p text:style-name="P22"><text:tab/><text:tab/><text:tab/>ProtocolOptions protoOpt = `ProtoOpts(NoProtoOpt()); </text:p>
      <text:p text:style-name="P22"/>
      <text:p text:style-name="P22"><text:tab/><text:tab/><text:tab/>%match(o) { </text:p>
      <text:p text:style-name="P22"><text:tab/><text:tab/><text:tab/><text:tab/>IptablesListOptions( </text:p>
      <text:p text:style-name="P22"><text:tab/><text:tab/><text:tab/><text:tab/><text:tab/>_*, </text:p>
      <text:p text:style-name="P22"><text:tab/><text:tab/><text:tab/><text:tab/><text:tab/>IptablesListPortSrc(ns), </text:p>
      <text:p text:style-name="P22"><text:tab/><text:tab/><text:tab/><text:tab/><text:tab/>_*) -&gt; { </text:p>
      <text:p text:style-name="P22"><text:tab/><text:tab/><text:tab/><text:tab/><text:tab/>sport = `Port(ns); </text:p>
      <text:p text:style-name="P22"><text:tab/><text:tab/><text:tab/><text:tab/>} </text:p>
      <text:p text:style-name="P22"/>
      <text:p text:style-name="P22"><text:tab/><text:tab/><text:tab/><text:tab/>IptablesListOptions( </text:p>
      <text:p text:style-name="P22"><text:tab/><text:tab/><text:tab/><text:tab/><text:tab/>_*, </text:p>
      <text:p text:style-name="P22"><text:tab/><text:tab/><text:tab/><text:tab/><text:tab/>IptablesListPortDest(nd), </text:p>
      <text:p text:style-name="P22"><text:tab/><text:tab/><text:tab/><text:tab/><text:tab/>_*) -&gt; { </text:p>
      <text:p text:style-name="P22"><text:tab/><text:tab/><text:tab/><text:tab/><text:tab/>dport = `Port(nd); </text:p>
      <text:p text:style-name="P22"><text:tab/><text:tab/><text:tab/><text:tab/>} </text:p>
      <text:p text:style-name="P22"><text:tab/><text:tab/><text:tab/><text:tab/>IptablesListOptions(_*,IptablesListStates(s),_*) -&gt; { </text:p>
      <text:p text:style-name="P22"><text:tab/><text:tab/><text:tab/><text:tab/><text:tab/>states = `s; </text:p>
      <text:p text:style-name="P22"><text:tab/><text:tab/><text:tab/><text:tab/><text:tab/>opt = true; </text:p>
      <text:p text:style-name="P22"><text:tab/><text:tab/><text:tab/><text:tab/>} </text:p>
      <text:p text:style-name="P22"><text:tab/><text:tab/><text:tab/>} </text:p>
      <text:p text:style-name="P22"><text:tab/><text:tab/><text:tab/> </text:p>
      <text:p text:style-name="P22"><text:tab/><text:tab/><text:tab/>if (opt) </text:p>
      <text:p text:style-name="P22"><text:tab/><text:tab/><text:tab/><text:tab/>options = `Opt(globalOpt,protoOpt,states); </text:p>
      <text:p text:style-name="P22"/>
      <text:p text:style-name="P22"><text:tab/><text:tab/><text:tab/>return `RulesL(Rule(act,IfaceAny(),p,t, </text:p>
      <text:p text:style-name="P22"><text:tab/><text:tab/><text:tab/><text:tab/><text:tab/>AddressParser.addressWrapper(asrc), </text:p>
      <text:p text:style-name="P22"><text:tab/><text:tab/><text:tab/><text:tab/><text:tab/>AddressParser.addressWrapper(adst), </text:p>
      <text:p text:style-name="P22"><text:tab/><text:tab/><text:tab/><text:tab/><text:tab/>sport,dport,options,in), </text:p>
      <text:p text:style-name="P22"><text:tab/><text:tab/><text:tab/><text:tab/>wrapRule(X*,t)); </text:p>
      <text:p text:style-name="P22"><text:tab/><text:tab/>} </text:p>
      <text:p text:style-name="P22"><text:tab/>} </text:p>
      <text:p text:style-name="P22"><text:tab/><text:tab/>return `Rules(); </text:p>
      <text:p text:style-name="P22"><text:tab/>} </text:p>
      <text:p text:style-name="P22">} </text:p>
      <text:p text:style-name="P3"/>
      <text:p text:style-name="P10"><text:bookmark-start text:name="annexe6"/><text:span text:style-name="T1">Annexe6</text:span><text:bookmark-end text:name="annexe6"/><text:span text:style-name="T8">: Interface Wrapper (</text:span><text:span text:style-name="T1">Java</text:span><text:span text:style-name="T8">):</text:span></text:p>
      <text:p text:style-name="P22">package iptables; </text:p>
      <text:p text:style-name="P22"/>
      <text:p text:style-name="P22">import iptables.analyser.types.*; </text:p>
      <text:p text:style-name="P22">import iptables.firewall.types.*; </text:p>
      <text:p text:style-name="P22"/>
      <text:p text:style-name="P22">public interface Wrapper { </text:p>
      <text:p text:style-name="P22"><text:tab/>public Rules wrap(FirewallRules fr); </text:p>
      <text:p text:style-name="Code"><text:span text:style-name="T8">} </text:span></text:p>
      <text:p text:style-name="Glosary"><text:bookmark-start text:name="annexe7"/><text:span text:style-name="T1">Annexe7</text:span><text:bookmark-end text:name="annexe7"/>: Interface Printer (<text:span text:style-name="T1">Java</text:span>):</text:p>
      <text:p text:style-name="Code"><text:span text:style-name="T8">package iptables;</text:span></text:p>
      <text:p text:style-name="Code"><text:span text:style-name="T8"></text:span></text:p>
      <text:p text:style-name="Code"><text:span text:style-name="T8">import iptables.analyser.types.*;</text:span></text:p>
      <text:p text:style-name="Code"><text:span text:style-name="T8"></text:span></text:p>
      <text:p text:style-name="Code"><text:span text:style-name="T8">public abstract class Printer {</text:span></text:p>
      <text:p text:style-name="Code"><text:span text:style-name="T8"><text:tab/>protected void printOpt(String optname) {</text:span></text:p>
      <text:p text:style-name="Code"><text:span text:style-name="T8"><text:tab/><text:tab/>if (optname.length() &gt; 0)</text:span></text:p>
      <text:p text:style-name="Code"><text:span text:style-name="T8"><text:tab/><text:tab/><text:tab/>System.out.print(optname + " ");</text:span></text:p>
      <text:p text:style-name="Code"><text:span text:style-name="T8"><text:tab/>}</text:span></text:p>
      <text:p text:style-name="Code"><text:span text:style-name="T8"></text:span></text:p>
      <text:p text:style-name="Code"><text:span text:style-name="T8"><text:tab/>protected void print2Opt(String optname, String arg) {</text:span></text:p>
      <text:p text:style-name="Code"><text:span text:style-name="T8"><text:tab/><text:tab/>if ((optname.length() &gt; 0) &amp;&amp; (arg.length() &gt; 0))</text:span></text:p>
      <text:p text:style-name="Code"><text:span text:style-name="T8"><text:tab/><text:tab/><text:tab/>System.out.print(optname + " " + arg + " ");</text:span></text:p>
      <text:p text:style-name="Code"><text:span text:style-name="T8"><text:tab/>}</text:span></text:p>
      <text:p text:style-name="Code"><text:span text:style-name="T8"></text:span></text:p>
      <text:p text:style-name="Code"><text:span text:style-name="T8"><text:tab/>protected void printStr(String str) {</text:span></text:p>
      <text:p text:style-name="Code"><text:span text:style-name="T8"><text:tab/><text:tab/>if (str.length() &gt; 0)</text:span></text:p>
      <text:p text:style-name="Code"><text:span text:style-name="T8"><text:tab/><text:tab/><text:tab/>System.out.print(str);</text:span></text:p>
      <text:p text:style-name="Code"><text:span text:style-name="T8"><text:tab/>}</text:span></text:p>
      <text:p text:style-name="Code"><text:span text:style-name="T8"></text:span></text:p>
      <text:p text:style-name="Code"><text:span text:style-name="T8"><text:tab/>protected void printNewLine() { System.out.println(""); }</text:span></text:p>
      <text:p text:style-name="Code"><text:span text:style-name="T8"></text:span></text:p>
      <text:p text:style-name="Code"><text:span text:style-name="T8"><text:tab/>protected abstract void prettyPrinter(Rules rs);</text:span></text:p>
      <text:p text:style-name="Code"><text:span text:style-name="T8">}</text:span></text:p>
      <text:p text:style-name="Glosary"><text:bookmark-start text:name="annexe8"/><text:span text:style-name="T2">Annexe8</text:span><text:bookmark-end text:name="annexe8"/>: Traducteur vers la sortie « Packet Filter »</text:p>
      <text:p text:style-name="Code">package iptables;</text:p>
      <text:p text:style-name="Code"></text:p>
      <text:p text:style-name="Code">import iptables.analyser.types.*;</text:p>
      <text:p text:style-name="Code">import tom.library.sl.*; </text:p>
      <text:p text:style-name="Code">import java.util.*;</text:p>
      <text:p text:style-name="Code"></text:p>
      <text:p text:style-name="Code">public class PacketFilterPrinter extends Printer {</text:p>
      <text:p text:style-name="Code"><text:tab/>%include { analyser/Analyser.tom }</text:p>
      <text:p text:style-name="Code"><text:tab/>%include { sl.tom }</text:p>
      <text:p text:style-name="Code"></text:p>
      <text:p text:style-name="Code"><text:tab/>private final String </text:p>
      <text:p text:style-name="Code"><text:tab/><text:tab/>CMD = "",</text:p>
      <text:p text:style-name="Code"><text:tab/><text:tab/>OPT_PROTOCOL = "proto",</text:p>
      <text:p text:style-name="Code"><text:tab/><text:tab/>OPT_IFACE = "on",</text:p>
      <text:p text:style-name="Code"><text:tab/><text:tab/>OPT_ADDRFAM = "af",</text:p>
      <text:p text:style-name="Code"><text:soft-page-break/><text:tab/><text:tab/>OPT_IPSRC = "from",</text:p>
      <text:p text:style-name="Code"><text:tab/><text:tab/>OPT_IPDST = "to",</text:p>
      <text:p text:style-name="Code"><text:tab/><text:tab/>OPT_PORT = "port",</text:p>
      <text:p text:style-name="Code"><text:tab/><text:tab/>OPT_FLAG = "flag",</text:p>
      <text:p text:style-name="Code"></text:p>
      <text:p text:style-name="Code"><text:tab/><text:tab/>ACTION_ACCEPT = "pass",</text:p>
      <text:p text:style-name="Code"><text:tab/><text:tab/>ACTION_DROP = "block drop",</text:p>
      <text:p text:style-name="Code"><text:tab/><text:tab/>ACTION_REJECT = "block return",</text:p>
      <text:p text:style-name="Code"><text:tab/><text:tab/>ACTION_REDIR = "rdr",</text:p>
      <text:p text:style-name="Code"><text:tab/><text:tab/>ACTION_LOG = "log",</text:p>
      <text:p text:style-name="Code"></text:p>
      <text:p text:style-name="Code"><text:tab/><text:tab/>DIR_INPUT = "in",</text:p>
      <text:p text:style-name="Code"><text:tab/><text:tab/>DIR_OUTPUT = "out",</text:p>
      <text:p text:style-name="Code"><text:tab/><text:tab/>DIR_ALL = "all",</text:p>
      <text:p text:style-name="Code"></text:p>
      <text:p text:style-name="Code"><text:tab/><text:tab/>AF_IPV4 = "inet",</text:p>
      <text:p text:style-name="Code"><text:tab/><text:tab/>AF_IPV6 = "inet6",</text:p>
      <text:p text:style-name="Code"></text:p>
      <text:p text:style-name="Code"><text:tab/><text:tab/>STATE_KEEP = "keep state",</text:p>
      <text:p text:style-name="Code"><text:tab/><text:tab/>STATE_MODULATE = "modulate state",</text:p>
      <text:p text:style-name="Code"><text:tab/><text:tab/>STATE_SYNPROXY = "synproxy state",</text:p>
      <text:p text:style-name="Code"></text:p>
      <text:p text:style-name="Code"><text:tab/><text:tab/>ADDR_ANY = "any";</text:p>
      <text:p text:style-name="Code"><text:tab/><text:tab/></text:p>
      <text:p text:style-name="Code"><text:tab/>private String wrapAction(Action a) {</text:p>
      <text:p text:style-name="Code"><text:tab/><text:tab/>%match(a) {</text:p>
      <text:p text:style-name="Code"><text:tab/><text:tab/><text:tab/>Accept() <text:tab/>-&gt; { return ACTION_ACCEPT; }</text:p>
      <text:p text:style-name="Code"><text:tab/><text:tab/><text:tab/>Drop() <text:tab/><text:tab/>-&gt; { return ACTION_DROP; }</text:p>
      <text:p text:style-name="Code"><text:tab/><text:tab/><text:tab/>Reject() <text:tab/>-&gt; { return ACTION_REJECT; }</text:p>
      <text:p text:style-name="Code"><text:tab/><text:tab/>}</text:p>
      <text:p text:style-name="Code"><text:tab/><text:tab/>return "";</text:p>
      <text:p text:style-name="Code"><text:tab/>}</text:p>
      <text:p text:style-name="Code"></text:p>
      <text:p text:style-name="Code"><text:tab/>private String wrapTarget(Target t) {</text:p>
      <text:p text:style-name="Code"><text:tab/><text:tab/>%match(t) {</text:p>
      <text:p text:style-name="Code"><text:tab/><text:tab/><text:tab/>In()<text:tab/><text:tab/>-&gt; { return DIR_INPUT; }</text:p>
      <text:p text:style-name="Code"><text:tab/><text:tab/><text:tab/>Out()<text:tab/><text:tab/>-&gt; { return DIR_OUTPUT; }</text:p>
      <text:p text:style-name="Code"><text:tab/><text:tab/>}</text:p>
      <text:p text:style-name="Code"><text:tab/><text:tab/>return "";</text:p>
      <text:p text:style-name="Code"><text:tab/>}</text:p>
      <text:p text:style-name="Code"></text:p>
      <text:p text:style-name="Code"><text:tab/>private String wrapProtocol(Protocol p) {</text:p>
      <text:p text:style-name="Code"><text:tab/><text:tab/>String s = OPT_PROTOCOL + " ";</text:p>
      <text:p text:style-name="Code"><text:tab/><text:tab/>%match(p) {</text:p>
      <text:p text:style-name="Code"><text:tab/><text:tab/><text:tab/>TCP()<text:tab/>-&gt; { return s + "tcp"; }</text:p>
      <text:p text:style-name="Code"><text:tab/><text:tab/><text:tab/>UDP()<text:tab/>-&gt; { return s + "udp"; }</text:p>
      <text:p text:style-name="Code"><text:tab/><text:tab/><text:tab/>IPv4()<text:tab/>-&gt; { return s + "ip4"; }</text:p>
      <text:p text:style-name="Code"><text:tab/><text:tab/><text:tab/>IPv6()<text:tab/>-&gt; { return s + "ip6"; }</text:p>
      <text:p text:style-name="Code"><text:tab/><text:tab/><text:tab/>ICMP()<text:tab/>-&gt; { return s + "icmp"; }</text:p>
      <text:p text:style-name="Code"><text:tab/><text:tab/><text:tab/>ARP()<text:tab/>-&gt; { return s + "arp"; }</text:p>
      <text:p text:style-name="Code"><text:tab/><text:tab/><text:tab/>RIP()<text:tab/>-&gt; { return s + "rip"; }</text:p>
      <text:p text:style-name="Code"><text:tab/><text:tab/><text:tab/>Ethernet()<text:tab/>-&gt; { return s + "eth"; }</text:p>
      <text:p text:style-name="Code"><text:tab/><text:tab/>}</text:p>
      <text:p text:style-name="Code"><text:tab/><text:tab/>return "";</text:p>
      <text:p text:style-name="Code"><text:tab/>}</text:p>
      <text:p text:style-name="Code"></text:p>
      <text:p text:style-name="Code"><text:tab/>private String wrapAddress(Address a,String opt) {</text:p>
      <text:p text:style-name="Code"><text:soft-page-break/><text:tab/><text:tab/>%match(a) {</text:p>
      <text:p text:style-name="Code"><text:tab/><text:tab/><text:tab/>(Addr4|Addr6)[str=str] -&gt; { return opt + " " + `str; }</text:p>
      <text:p text:style-name="Code"><text:tab/><text:tab/><text:tab/>AddrAny() -&gt; { return opt + " " + ADDR_ANY; }</text:p>
      <text:p text:style-name="Code"><text:tab/><text:tab/>}</text:p>
      <text:p text:style-name="Code"><text:tab/><text:tab/>return "";</text:p>
      <text:p text:style-name="Code"><text:tab/>}</text:p>
      <text:p text:style-name="Code"></text:p>
      <text:p text:style-name="Code"><text:tab/>private String wrapAddressFamily(Address src,Address dest) {</text:p>
      <text:p text:style-name="Code"><text:tab/><text:tab/>%match(src,dest) {</text:p>
      <text:p text:style-name="Code"><text:tab/><text:tab/><text:tab/>Addr4[],Addr4[] -&gt; { return <text:s/>AF_IPV4; }</text:p>
      <text:p text:style-name="Code"><text:tab/><text:tab/><text:tab/>Addr6[],Addr6[] -&gt; { return <text:s/>AF_IPV6; }</text:p>
      <text:p text:style-name="Code"><text:tab/><text:tab/><text:tab/>Addr6[],Addr4[] -&gt; { return <text:s/>AF_IPV6; }</text:p>
      <text:p text:style-name="Code"><text:tab/><text:tab/><text:tab/>Addr4[],Addr6[] -&gt; { return <text:s/>AF_IPV6; }</text:p>
      <text:p text:style-name="Code"><text:tab/><text:tab/><text:tab/>AddrAny(),Addr6[] -&gt; { return <text:s/>AF_IPV6; }</text:p>
      <text:p text:style-name="Code"><text:tab/><text:tab/><text:tab/>Addr6[],AddrAny() -&gt; { return <text:s/>AF_IPV6; }</text:p>
      <text:p text:style-name="Code"><text:tab/><text:tab/><text:tab/>AddrAny(),Addr4[] -&gt; { return <text:s/>AF_IPV4; }</text:p>
      <text:p text:style-name="Code"><text:tab/><text:tab/><text:tab/>Addr4[],AddrAny() -&gt; { return <text:s/>AF_IPV4; }</text:p>
      <text:p text:style-name="Code"><text:tab/><text:tab/>}</text:p>
      <text:p text:style-name="Code"><text:tab/><text:tab/>return "";</text:p>
      <text:p text:style-name="Code"><text:tab/>}</text:p>
      <text:p text:style-name="Code"></text:p>
      <text:p text:style-name="Code"><text:tab/>private String wrapPort(Port p) {</text:p>
      <text:p text:style-name="Code"><text:tab/><text:tab/>%match(p) {</text:p>
      <text:p text:style-name="Code"><text:tab/><text:tab/><text:tab/>Port(i) -&gt; { return OPT_PORT + " " + `i; }</text:p>
      <text:p text:style-name="Code"><text:tab/><text:tab/>}</text:p>
      <text:p text:style-name="Code"><text:tab/><text:tab/>return "";</text:p>
      <text:p text:style-name="Code"><text:tab/>}</text:p>
      <text:p text:style-name="Code"></text:p>
      <text:p text:style-name="Code"><text:tab/>private String wrapOptGlob(GlobalOptions gopts) {</text:p>
      <text:p text:style-name="Code"><text:tab/><text:tab/>%match(gopts) {</text:p>
      <text:p text:style-name="Code"><text:tab/><text:tab/><text:tab/>GlobalOpts(o@!NoGlobalOpt(),X*) -&gt; {</text:p>
      <text:p text:style-name="Code"><text:tab/><text:tab/><text:tab/><text:tab/>String opt = "";</text:p>
      <text:p text:style-name="Code"><text:tab/><text:tab/><text:tab/><text:tab/>%match(o) {</text:p>
      <text:p text:style-name="Code"><text:tab/><text:tab/><text:tab/><text:tab/>}</text:p>
      <text:p text:style-name="Code"><text:tab/><text:tab/><text:tab/><text:tab/>return opt + wrapOptGlob(`X*);</text:p>
      <text:p text:style-name="Code"><text:tab/><text:tab/><text:tab/>}</text:p>
      <text:p text:style-name="Code"><text:tab/><text:tab/>}</text:p>
      <text:p text:style-name="Code"><text:tab/><text:tab/>return "";</text:p>
      <text:p text:style-name="Code"><text:tab/>}</text:p>
      <text:p text:style-name="Code"></text:p>
      <text:p text:style-name="Code"><text:tab/>private String wrapOptProto(ProtocolOptions popts) {</text:p>
      <text:p text:style-name="Code"><text:tab/><text:tab/>%match(popts) {</text:p>
      <text:p text:style-name="Code"><text:tab/><text:tab/><text:tab/>ProtoOpts(o@!NoProtoOpt(),X*) -&gt; {</text:p>
      <text:p text:style-name="Code"><text:tab/><text:tab/><text:tab/><text:tab/>String opt = "";</text:p>
      <text:p text:style-name="Code"><text:tab/><text:tab/><text:tab/><text:tab/>%match(o) {</text:p>
      <text:p text:style-name="Code"><text:tab/><text:tab/><text:tab/><text:tab/>}</text:p>
      <text:p text:style-name="Code"><text:tab/><text:tab/><text:tab/><text:tab/>return opt + wrapOptProto(`X*);</text:p>
      <text:p text:style-name="Code"><text:tab/><text:tab/><text:tab/>}</text:p>
      <text:p text:style-name="Code"><text:tab/><text:tab/>}</text:p>
      <text:p text:style-name="Code"><text:tab/><text:tab/>return "";</text:p>
      <text:p text:style-name="Code"><text:tab/>}</text:p>
      <text:p text:style-name="Code"></text:p>
      <text:p text:style-name="Code"><text:tab/>private String wrapOptStates(States states) {</text:p>
      <text:p text:style-name="Code"><text:tab/><text:tab/>%match(states) {</text:p>
      <text:p text:style-name="Code"><text:tab/><text:tab/><text:tab/>States(!StateAny(),X*) -&gt; {</text:p>
      <text:p text:style-name="Code"><text:soft-page-break/><text:tab/><text:tab/><text:tab/><text:tab/>return STATE_KEEP + " ";</text:p>
      <text:p text:style-name="Code"><text:tab/><text:tab/><text:tab/>}</text:p>
      <text:p text:style-name="Code"><text:tab/><text:tab/>}</text:p>
      <text:p text:style-name="Code"><text:tab/><text:tab/>return "";</text:p>
      <text:p text:style-name="Code"><text:tab/>}</text:p>
      <text:p text:style-name="Code"></text:p>
      <text:p text:style-name="Code"><text:tab/>private String wrapOptions(Options opts) {</text:p>
      <text:p text:style-name="Code"><text:tab/><text:tab/>%match(opts) {</text:p>
      <text:p text:style-name="Code"><text:tab/><text:tab/><text:tab/>Opt(glob,proto,states) -&gt; {</text:p>
      <text:p text:style-name="Code"><text:tab/><text:tab/><text:tab/><text:tab/>return wrapOptGlob(`glob) </text:p>
      <text:p text:style-name="Code"><text:tab/><text:tab/><text:tab/><text:tab/><text:tab/>+ wrapOptProto(`proto)</text:p>
      <text:p text:style-name="Code"><text:tab/><text:tab/><text:tab/><text:tab/><text:tab/>+ wrapOptStates(`states);</text:p>
      <text:p text:style-name="Code"><text:tab/><text:tab/><text:tab/>}</text:p>
      <text:p text:style-name="Code"><text:tab/><text:tab/>}</text:p>
      <text:p text:style-name="Code"><text:tab/><text:tab/>return "";</text:p>
      <text:p text:style-name="Code"><text:tab/>}</text:p>
      <text:p text:style-name="Code"></text:p>
      <text:p text:style-name="Code"><text:tab/>private void printCmdPolicy(Action a,Target t) {</text:p>
      <text:p text:style-name="Code"><text:tab/><text:tab/>printStr( wrapAction(`a) + " " + wrapTarget(`t) + " " </text:p>
      <text:p text:style-name="Code"><text:tab/><text:tab/><text:tab/>+ DIR_ALL + "\n");</text:p>
      <text:p text:style-name="Code"><text:tab/>}</text:p>
      <text:p text:style-name="Code"></text:p>
      <text:p text:style-name="Code"><text:tab/>public void prettyPrinter(Rules rs) {</text:p>
      <text:p text:style-name="Code"><text:tab/><text:tab/>%match(rs) {</text:p>
      <text:p text:style-name="Code"><text:tab/><text:tab/><text:tab/>Rules(Rule(action,IfaceAny(),ProtoAny(),target,</text:p>
      <text:p text:style-name="Code"><text:tab/><text:tab/><text:tab/><text:tab/><text:tab/>AddrAny(),AddrAny(),PortAny(),PortAny(),</text:p>
      <text:p text:style-name="Code"><text:tab/><text:tab/><text:tab/><text:tab/><text:tab/>NoOpt(),_),</text:p>
      <text:p text:style-name="Code"><text:tab/><text:tab/><text:tab/><text:tab/>X*</text:p>
      <text:p text:style-name="Code"><text:tab/><text:tab/><text:tab/>) -&gt; {</text:p>
      <text:p text:style-name="Code"><text:tab/><text:tab/><text:tab/><text:tab/>printCmdPolicy(`action,`target);</text:p>
      <text:p text:style-name="Code"><text:tab/><text:tab/><text:tab/><text:tab/>prettyPrinter(`X*);</text:p>
      <text:p text:style-name="Code"><text:tab/><text:tab/><text:tab/><text:tab/>return;</text:p>
      <text:p text:style-name="Code"><text:tab/><text:tab/><text:tab/>}</text:p>
      <text:p text:style-name="Code"><text:tab/><text:tab/><text:tab/>Rules(Rule(action,iface,proto,tar,srcaddr,dstaddr,</text:p>
      <text:p text:style-name="Code"><text:tab/><text:tab/><text:tab/><text:tab/><text:tab/>srcport,dstport,opts,_),</text:p>
      <text:p text:style-name="Code"><text:tab/><text:tab/><text:tab/><text:tab/>X*</text:p>
      <text:p text:style-name="Code"><text:tab/><text:tab/><text:tab/>) -&gt; {</text:p>
      <text:p text:style-name="Code"><text:tab/><text:tab/><text:tab/><text:tab/>%match(action) {</text:p>
      <text:p text:style-name="Code"><text:tab/><text:tab/><text:tab/><text:tab/><text:tab/>Log() &amp;&amp; Rules(Rule(action2,iface,proto,</text:p>
      <text:p text:style-name="Code"><text:tab/><text:tab/><text:tab/><text:tab/><text:tab/>tar,srcaddr,dstaddr,srcport,dstport,</text:p>
      <text:p text:style-name="Code"><text:tab/><text:tab/><text:tab/><text:tab/><text:tab/>opts,_)) &lt;&lt; rs -&gt; {</text:p>
      <text:p text:style-name="Code"><text:tab/><text:tab/><text:tab/><text:tab/><text:tab/><text:tab/>printOpt(wrapAction(`action2));</text:p>
      <text:p text:style-name="Code"><text:tab/><text:tab/><text:tab/><text:tab/><text:tab/><text:tab/>printOpt(wrapTarget(`tar));</text:p>
      <text:p text:style-name="Code"><text:tab/><text:tab/><text:tab/><text:tab/><text:tab/><text:tab/>printOpt(ACTION_LOG);</text:p>
      <text:p text:style-name="Code"><text:tab/><text:tab/><text:tab/><text:tab/><text:tab/>}</text:p>
      <text:p text:style-name="Code"><text:tab/><text:tab/><text:tab/><text:tab/><text:tab/>!Log() -&gt; {</text:p>
      <text:p text:style-name="Code"><text:tab/><text:tab/><text:tab/><text:tab/><text:tab/><text:tab/>printOpt(wrapAction(`action));</text:p>
      <text:p text:style-name="Code"><text:tab/><text:tab/><text:tab/><text:tab/><text:tab/><text:tab/>printOpt(wrapTarget(`tar));</text:p>
      <text:p text:style-name="Code"><text:tab/><text:tab/><text:tab/><text:tab/><text:tab/>}</text:p>
      <text:p text:style-name="Code"><text:tab/><text:tab/><text:tab/><text:tab/>}</text:p>
      <text:p text:style-name="Code"><text:soft-page-break/></text:p>
      <text:p text:style-name="Code"></text:p>
      <text:p text:style-name="Code"><text:tab/><text:tab/><text:tab/><text:tab/>%match(iface) {</text:p>
      <text:p text:style-name="Code"><text:tab/><text:tab/><text:tab/><text:tab/><text:tab/>Iface(name) -&gt; {</text:p>
      <text:p text:style-name="Code"><text:tab/><text:tab/><text:tab/><text:tab/><text:tab/><text:tab/>print2Opt(OPT_IFACE,`name);</text:p>
      <text:p text:style-name="Code"><text:tab/><text:tab/><text:tab/><text:tab/><text:tab/>}</text:p>
      <text:p text:style-name="Code"><text:tab/><text:tab/><text:tab/><text:tab/>}</text:p>
      <text:p text:style-name="Code"></text:p>
      <text:p text:style-name="Code"><text:tab/><text:tab/><text:tab/><text:tab/>printOpt(wrapAddressFamily(`srcaddr,`dstaddr));</text:p>
      <text:p text:style-name="Code"><text:tab/><text:tab/><text:tab/><text:tab/>printOpt(wrapProtocol(`proto));</text:p>
      <text:p text:style-name="Code"><text:tab/><text:tab/><text:tab/><text:tab/>printOpt(wrapAddress(`srcaddr,OPT_IPSRC));</text:p>
      <text:p text:style-name="Code"><text:tab/><text:tab/><text:tab/><text:tab/>printOpt(wrapPort(`srcport));</text:p>
      <text:p text:style-name="Code"><text:tab/><text:tab/><text:tab/><text:tab/>printOpt(wrapAddress(`dstaddr,OPT_IPDST));</text:p>
      <text:p text:style-name="Code"><text:tab/><text:tab/><text:tab/><text:tab/>printOpt(wrapPort(`dstport));</text:p>
      <text:p text:style-name="Code"><text:tab/><text:tab/><text:tab/><text:tab/>printOpt(wrapOptions(`opts));</text:p>
      <text:p text:style-name="Code"><text:tab/><text:tab/><text:tab/><text:tab/>printNewLine();</text:p>
      <text:p text:style-name="Code"><text:tab/><text:tab/><text:tab/><text:tab/>prettyPrinter(`X*);</text:p>
      <text:p text:style-name="Code"><text:tab/><text:tab/><text:tab/>}</text:p>
      <text:p text:style-name="Code"><text:tab/><text:tab/>}</text:p>
      <text:p text:style-name="Code"><text:tab/>}</text:p>
      <text:p text:style-name="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ja" style:country-asian="JP"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64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losary" style:family="paragraph" style:parent-style-name="Contents_20_5" style:master-page-name="">
      <style:paragraph-properties fo:margin-left="1cm" fo:margin-right="0cm" fo:margin-top="0.499cm" fo:margin-bottom="0.3cm" fo:text-indent="0cm" style:auto-text-indent="false" style:page-number="auto"/>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de" style:family="paragraph" style:class="text" style:master-page-name="">
      <style:paragraph-properties fo:margin-left="1.9cm" fo:margin-right="1.9cm" fo:text-indent="0cm" style:auto-text-indent="false" style:page-number="auto" fo:background-color="#c0c0c0">
        <style:tab-stops/>
        <style:background-image/>
      </style:paragraph-properties>
      <style:text-properties fo:color="#000000" style:font-name="Liberation Mono" fo:font-size="10pt" style:font-size-asian="10.5pt"/>
    </style:style>
    <style:style style:name="Heading_20_4" style:display-name="Heading 4" style:family="paragraph" style:parent-style-name="Heading_20_3"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default-outline-level="4">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333366"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Cédric Lejault, Luc Sarzyniec – ESIAL 2009<text:tab/></text:span><text:tab/><text:page-number text:select-page="current">17</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7T00:08:19</meta:creation-date>
    <dc:date>2009-05-20T13:10:34</dc:date>
    <meta:editing-duration>PT85H00M46S</meta:editing-duration>
    <meta:editing-cycles>135</meta:editing-cycles>
    <meta:generator>OpenOffice.org/3.0$Linux OpenOffice.org_project/300m15$Build-9379</meta:generator>
    <meta:document-statistic meta:table-count="0" meta:image-count="0" meta:object-count="22" meta:page-count="34" meta:paragraph-count="757" meta:word-count="5761" meta:character-count="412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94bd5e" draw:textarea-horizontal-align="justify" draw:textarea-vertical-align="middle" draw:auto-grow-height="false"/>
      <style:paragraph-properties style:writing-mode="tb-rl"/>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45cm"/>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style>
    <style:style style:name="P4" style:family="paragraph">
      <style:text-properties fo:font-size="10.5pt" fo:font-style="italic" style:font-size-asian="10.5pt" style:font-style-asian="italic" style:font-size-complex="10.5pt" style:font-style-complex="italic"/>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2cm" svg:height="2.54cm" svg:x="2.905cm" svg:y="7.985cm">
          <text:p text:style-name="P1">Output</text:p>
          <draw:enhanced-geometry svg:viewBox="0 0 21600 21600" draw:type="rectangle" draw:enhanced-path="M 0 0 L 21600 0 21600 21600 0 21600 0 0 Z N"/>
        </draw:custom-shape>
        <draw:custom-shape draw:style-name="gr1" draw:text-style-name="P1" draw:layer="layout" svg:width="7.82cm" svg:height="2.54cm" svg:x="2.905cm" svg:y="5.145cm">
          <text:p text:style-name="P1"><text:span text:style-name="T1">Analyse</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7.82cm" svg:height="3.51cm" svg:x="2.905cm" svg:y="1.3cm">
          <text:p text:style-name="P1"><text:span text:style-name="T1">Parsing</text:span></text:p>
          <draw:enhanced-geometry svg:viewBox="0 0 21600 21600" draw:type="rectangle" draw:enhanced-path="M 0 0 L 21600 0 21600 21600 0 21600 0 0 Z N"/>
        </draw:custom-shape>
        <draw:custom-shape draw:style-name="gr2" draw:text-style-name="P2" draw:id="id1" draw:layer="layout" svg:width="5.08cm" svg:height="0.635cm" svg:x="4.81cm" svg:y="2.705cm">
          <text:p text:style-name="P2"><text:span text:style-name="T2">Par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2" draw:layer="layout" svg:width="5.08cm" svg:height="0.635cm" svg:x="4.81cm" svg:y="3.775cm">
          <text:p text:style-name="P3"><text:span text:style-name="T2">Wrapp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5.08cm" svg:height="0.635cm" svg:x="4.81cm" svg:y="6.715cm">
          <text:p text:style-name="P3"><text:span text:style-name="T2">Analy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5.08cm" svg:height="0.635cm" svg:x="4.81cm" svg:y="8.285cm">
          <text:p text:style-name="P3"><text:span text:style-name="T2">Prin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3.34cm" svg:x2="7.35cm" svg:y2="3.775cm" draw:start-shape="id1" draw:start-glue-point="2" draw:end-shape="id2" draw:end-glue-point="0" svg:d="m7350 3340v435">
          <text:p/>
        </draw:connector>
        <draw:custom-shape draw:style-name="gr4" draw:text-style-name="P2" draw:id="id3" draw:layer="layout" svg:width="5.08cm" svg:height="0.635cm" svg:x="4.81cm" svg:y="5.445cm">
          <text:p text:style-name="P3"><text:span text:style-name="T2">Représentation abstra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7.35cm" svg:y1="6.08cm" svg:x2="7.35cm" svg:y2="6.715cm" draw:start-shape="id3" draw:start-glue-point="2" draw:end-shape="id4" draw:end-glue-point="0" svg:d="m7350 6080v635">
          <text:p/>
        </draw:connector>
        <draw:connector draw:style-name="gr3" draw:text-style-name="P3" draw:layer="layout" svg:x1="7.35cm" svg:y1="7.35cm" svg:x2="7.35cm" svg:y2="8.285cm" draw:start-shape="id4" draw:start-glue-point="2" draw:end-shape="id5" draw:end-glue-point="0" svg:d="m7350 7350v935">
          <text:p/>
        </draw:connector>
        <draw:custom-shape draw:style-name="gr5" draw:text-style-name="P2" draw:id="id6" draw:layer="layout" svg:width="5.08cm" svg:height="0.635cm" svg:x="4.81cm" svg:y="1.63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7" draw:layer="layout" svg:width="5.08cm" svg:height="0.635cm" svg:x="4.81cm" svg:y="9.455cm">
          <text:p text:style-name="P3"><text:span text:style-name="T2">Représentation concrè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9.89cm" svg:y1="1.952cm" svg:x2="9.89cm" svg:y2="3.022cm" draw:start-shape="id6" draw:end-shape="id1" draw:end-glue-point="1" svg:d="m9890 1952h501v1070h-501">
          <text:p/>
        </draw:connector>
        <draw:connector draw:style-name="gr3" draw:text-style-name="P3" draw:layer="layout" svg:x1="9.89cm" svg:y1="4.092cm" svg:x2="9.89cm" svg:y2="5.762cm" draw:start-shape="id2" draw:start-glue-point="1" draw:end-shape="id3" svg:d="m9890 4092h501v1670h-501">
          <text:p/>
        </draw:connector>
        <draw:connector draw:style-name="gr3" draw:text-style-name="P3" draw:layer="layout" svg:x1="9.89cm" svg:y1="8.602cm" svg:x2="9.89cm" svg:y2="9.772cm" draw:start-shape="id5" draw:start-glue-point="1" draw:end-shape="id7" svg:d="m9890 8602h501v1170h-501">
          <text:p/>
        </draw:connector>
        <draw:frame draw:style-name="gr6" draw:text-style-name="P4" draw:layer="layout" svg:width="3.398cm" svg:height="0.662cm" svg:x="10.995cm" svg:y="1.564cm">
          <draw:text-box>
            <text:p><text:span text:style-name="T3">Fichiers de règles</text:span></text:p>
          </draw:text-box>
        </draw:frame>
        <draw:frame draw:style-name="gr6" draw:text-style-name="P4" draw:layer="layout" svg:width="3.398cm" svg:height="0.662cm" svg:x="10.907cm" svg:y="9.528cm">
          <draw:text-box>
            <text:p><text:span text:style-name="T3">Fichiers de règles</text:span></text:p>
          </draw:text-box>
        </draw:frame>
        <draw:frame draw:style-name="gr7" draw:text-style-name="P4" draw:layer="layout" svg:width="6.645cm" svg:height="0.662cm" svg:x="10.995cm" svg:y="2.605cm">
          <draw:text-box>
            <text:p><text:span text:style-name="T3">Parser.java, IptablesListParser.g.t, ...</text:span></text:p>
          </draw:text-box>
        </draw:frame>
        <draw:frame draw:style-name="gr6" draw:text-style-name="P4" draw:layer="layout" svg:width="6.873cm" svg:height="0.662cm" svg:x="10.96cm" svg:y="3.775cm">
          <draw:text-box>
            <text:p><text:span text:style-name="T3">Wrapper.java, IptablesListWrapper.t, ...</text:span></text:p>
          </draw:text-box>
        </draw:frame>
        <draw:frame draw:style-name="gr6" draw:text-style-name="P4" draw:layer="layout" svg:width="2.741cm" svg:height="0.662cm" svg:x="10.96cm" svg:y="5.445cm">
          <draw:text-box>
            <text:p><text:span text:style-name="T3">Analyser.gom</text:span></text:p>
          </draw:text-box>
        </draw:frame>
        <draw:frame draw:style-name="gr6" draw:text-style-name="P4" draw:layer="layout" svg:width="2.136cm" svg:height="0.662cm" svg:x="10.969cm" svg:y="6.67cm">
          <draw:text-box>
            <text:p><text:span text:style-name="T3">Analyser.t</text:span></text:p>
          </draw:text-box>
        </draw:frame>
        <draw:frame draw:style-name="gr6" draw:text-style-name="P4" draw:layer="layout" svg:width="6.289cm" svg:height="0.662cm" svg:x="10.96cm" svg:y="8.172cm">
          <draw:text-box>
            <text:p><text:span text:style-name="T3">Printer.java, PacketFilterPrinter.t,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Bitstream Vera Sans'" style:font-family-generic-asian="system" style:font-pitch-asian="variable" style:font-size-asian="24pt" style:language-asian="ja" style:country-asian="JP"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1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2/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13/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14/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

<file path=Object 15/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16/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18/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19/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2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1/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22/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4/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

<file path=Object 5/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6/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7/content.xml><?xml version="1.0" encoding="utf-8"?>
<!DOCTYPE math  PUBLIC '-//OpenOffice.org//DTD Modified W3C MathML 1.01//EN'  'math.dtd'>
<math:math xmlns:math="http://www.w3.org/1998/Math/MathML">
  <math:semantics>
    <math:mrow>
      <math:msub>
        <math:mi>R</math:mi>
        <math:mn>1</math:mn>
      </math:msub>
      <math:mo math:stretchy="false">=</math:mo>
      <math:mtext/>
    </math:mrow>
    <math:annotation math:encoding="StarMath 5.0">R_{1}=""</math:annotation>
  </math:semantics>
</math:math>
</file>

<file path=Object 8/content.xml><?xml version="1.0" encoding="utf-8"?>
<!DOCTYPE math  PUBLIC '-//OpenOffice.org//DTD Modified W3C MathML 1.01//EN'  'math.dtd'>
<math:math xmlns:math="http://www.w3.org/1998/Math/MathML">
  <math:semantics>
    <math:mrow>
      <math:msub>
        <math:mi>R</math:mi>
        <math:mn>2</math:mn>
      </math:msub>
      <math:mo math:stretchy="false">=</math:mo>
      <math:mtext/>
    </math:mrow>
    <math:annotation math:encoding="StarMath 5.0">R_{2}=""</math:annotation>
  </math:semantics>
</math:math>
</file>

<file path=Object 9/content.xml><?xml version="1.0" encoding="utf-8"?>
<!DOCTYPE math  PUBLIC '-//OpenOffice.org//DTD Modified W3C MathML 1.01//EN'  'math.dtd'>
<math:math xmlns:math="http://www.w3.org/1998/Math/MathML">
  <math:semantics>
    <math:mrow>
      <math:mi math:fontstyle="italic">Priorité</math:mi>
      <math:mrow>
        <math:mrow>
          <math:mo math:stretchy="false">(</math:mo>
          <math:msub>
            <math:mi>R</math:mi>
            <math:mn>1</math:mn>
          </math:msub>
          <math:mo math:stretchy="false">)</math:mo>
        </math:mrow>
        <math:mo math:stretchy="false">&gt;</math:mo>
        <math:mi math:fontstyle="italic">Priorité</math:mi>
      </math:mrow>
      <math:mrow>
        <math:mo math:stretchy="false">(</math:mo>
        <math:msub>
          <math:mi>R</math:mi>
          <math:mn>2</math:mn>
        </math:msub>
        <math:mo math:stretchy="false">)</math:mo>
      </math:mrow>
    </math:mrow>
    <math:annotation math:encoding="StarMath 5.0">Priorité(R_{1}) &gt; Priorité(R_{2}) </math:annotation>
  </math:semantics>
</math:math>
</file>